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oppins" svg:font-family="Poppins" style:font-adornments="Bold" style:font-pitch="variable"/>
  </office:font-face-decls>
  <office:automatic-styles>
    <style:style style:name="co1" style:family="table-column">
      <style:table-column-properties fo:break-before="auto" style:column-width="0.38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6.671cm"/>
    </style:style>
    <style:style style:name="co5" style:family="table-column">
      <style:table-column-properties fo:break-before="auto" style:column-width="2.505cm"/>
    </style:style>
    <style:style style:name="co6" style:family="table-column">
      <style:table-column-properties fo:break-before="auto" style:column-width="2.477cm"/>
    </style:style>
    <style:style style:name="co7" style:family="table-column">
      <style:table-column-properties fo:break-before="auto" style:column-width="0.572cm"/>
    </style:style>
    <style:style style:name="co8" style:family="table-column">
      <style:table-column-properties fo:break-before="auto" style:column-width="3.792cm"/>
    </style:style>
    <style:style style:name="co9" style:family="table-column">
      <style:table-column-properties fo:break-before="auto" style:column-width="3.549cm"/>
    </style:style>
    <style:style style:name="co10" style:family="table-column">
      <style:table-column-properties fo:break-before="auto" style:column-width="3.085cm"/>
    </style:style>
    <style:style style:name="co11" style:family="table-column">
      <style:table-column-properties fo:break-before="auto" style:column-width="3.166cm"/>
    </style:style>
    <style:style style:name="co12" style:family="table-column">
      <style:table-column-properties fo:break-before="auto" style:column-width="6.925cm"/>
    </style:style>
    <style:style style:name="co13" style:family="table-column">
      <style:table-column-properties fo:break-before="auto" style:column-width="0.598cm"/>
    </style:style>
    <style:style style:name="co14" style:family="table-column">
      <style:table-column-properties fo:break-before="auto" style:column-width="2.785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0.679cm"/>
    </style:style>
    <style:style style:name="co17" style:family="table-column">
      <style:table-column-properties fo:break-before="auto" style:column-width="2.813cm"/>
    </style:style>
    <style:style style:name="co18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069a2e"/>
    </style:style>
    <style:style style:name="ta2" style:family="table" style:master-page-name="Default">
      <style:table-properties table:display="true" style:writing-mode="lr-tb" table:tab-color="#00008b"/>
    </style:style>
    <style:style style:name="ta3" style:family="table" style:master-page-name="Default">
      <style:table-properties table:display="true" style:writing-mode="lr-tb" table:tab-color="#ff0000"/>
    </style:style>
    <style:style style:name="ta4" style:family="table" style:master-page-name="Default">
      <style:table-properties table:display="true" style:writing-mode="lr-tb" table:tab-color="#0288d1"/>
    </style:style>
    <style:style style:name="ta5" style:family="table" style:master-page-name="Default">
      <style:table-properties table:display="true" style:writing-mode="lr-tb" table:tab-color="#263238"/>
    </style:style>
    <style:style style:name="ta6" style:family="table" style:master-page-name="Default">
      <style:table-properties table:display="true" style:writing-mode="lr-tb" table:tab-color="#f9a825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28" style:family="table-cell" style:parent-style-name="Default">
      <style:text-properties style:font-name="Poppins" fo:font-size="9pt" style:font-size-asian="9pt" style:font-size-complex="9pt"/>
    </style:style>
    <style:style style:name="ce29" style:family="table-cell" style:parent-style-name="Accent_20_1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Poppins" fo:font-size="9pt" fo:font-weight="bold" style:font-size-asian="9pt" style:font-weight-asian="bold" style:font-size-complex="9pt" style:font-weight-complex="bold"/>
    </style:style>
    <style:style style:name="ce30" style:family="table-cell" style:parent-style-name="Accent_20_1">
      <style:table-cell-properties style:text-align-source="fix" style:repeat-content="false" fo:border="0.74pt solid #000000"/>
      <style:paragraph-properties fo:text-align="center" fo:margin-left="0cm"/>
      <style:text-properties style:font-name="Poppins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  <style:text-properties style:font-name="Poppins" fo:font-size="9pt" style:font-size-asian="9pt" style:font-size-complex="9pt"/>
    </style:style>
    <style:style style:name="ce5" style:family="table-cell" style:parent-style-name="Accent_20_1">
      <style:table-cell-properties style:text-align-source="fix" style:repeat-content="false" fo:border="0.74pt solid #000000"/>
      <style:paragraph-properties fo:text-align="center" fo:margin-left="0cm"/>
      <style:text-properties style:font-name="Poppins" fo:font-size="9pt" style:font-size-asian="9pt" style:font-size-complex="9pt"/>
    </style:style>
    <style:style style:name="ce33" style:family="table-cell" style:parent-style-name="Accent_20_1">
      <style:table-cell-properties fo:border="0.74pt solid #000000"/>
      <style:text-properties style:font-name="Poppins" fo:font-size="9pt" style:font-size-asian="9pt" style:font-size-complex="9pt"/>
    </style:style>
    <style:style style:name="ce7" style:family="table-cell" style:parent-style-name="Accent_20_1">
      <style:table-cell-properties fo:border="0.74pt solid #000000"/>
      <style:text-properties style:font-name="Poppins"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fo:border="0.74pt solid #000000"/>
      <style:text-properties style:font-name="Poppins" fo:font-size="9pt" fo:font-weight="bold" style:font-size-asian="9pt" style:font-weight-asian="bold" style:font-size-complex="9pt" style:font-weight-complex="bold"/>
    </style:style>
    <style:style style:name="ce36" style:family="table-cell" style:parent-style-name="Default" style:data-style-name="N104">
      <style:table-cell-properties fo:border="0.74pt solid #000000"/>
      <style:text-properties style:font-name="Poppins"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Poppins" fo:font-size="9pt" style:font-size-asian="9pt" style:font-size-complex="9pt"/>
    </style:style>
    <style:style style:name="ce38" style:family="table-cell" style:parent-style-name="Default">
      <style:text-properties style:font-name="Poppins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Poppins" fo:font-size="9pt" style:font-size-asian="9pt" style:font-size-complex="9pt"/>
    </style:style>
    <style:style style:name="ce13" style:family="table-cell" style:parent-style-name="Accent_20_1">
      <style:table-cell-properties style:text-align-source="fix" style:repeat-content="false"/>
      <style:paragraph-properties fo:text-align="center" fo:margin-left="0cm"/>
      <style:text-properties style:font-name="Poppins" fo:font-size="9pt" fo:font-weight="bold" style:font-size-asian="9pt" style:font-weight-asian="bold" style:font-size-complex="9pt" style:font-weight-complex="bold"/>
    </style:style>
    <style:style style:name="ce40" style:family="table-cell" style:parent-style-name="Default" style:data-style-name="N104">
      <style:table-cell-properties fo:border="0.74pt solid #000000"/>
      <style:text-properties style:font-name="Poppins" fo:font-size="9pt" style:font-size-asian="9pt" style:font-size-complex="9pt"/>
    </style:style>
    <style:style style:name="ce14" style:family="table-cell" style:parent-style-name="Accent_20_1">
      <style:table-cell-properties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 style:data-style-name="N104">
      <style:table-cell-properties fo:border="0.74pt solid #000000"/>
    </style:style>
    <style:style style:name="ce16" style:family="table-cell" style:parent-style-name="Accent_20_1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1º Semana" table:style-name="ta1">
        <table:table-column table:style-name="co1" table:default-cell-style-name="ce28"/>
        <table:table-column table:style-name="co2" table:number-columns-repeated="2" table:default-cell-style-name="ce28"/>
        <table:table-column table:style-name="co3" table:default-cell-style-name="ce28"/>
        <table:table-column table:style-name="co4" table:default-cell-style-name="ce28"/>
        <table:table-column table:style-name="co2" table:default-cell-style-name="ce28"/>
        <table:table-column table:style-name="co5" table:default-cell-style-name="ce28"/>
        <table:table-column table:style-name="co6" table:default-cell-style-name="ce12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2" table:number-columns-repeated="16372" table:default-cell-style-name="ce28"/>
        <table:table-row table:style-name="ro1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02/01/2023 – Chaveiro Água Verde</text:p>
          </table:table-cell>
          <table:covered-table-cell table:number-columns-repeated="5" table:style-name="ce7"/>
          <table:covered-table-cell table:style-name="ce13"/>
          <table:table-cell/>
          <table:table-cell table:style-name="ce5" office:value-type="string" calcext:value-type="string" table:number-columns-spanned="3" table:number-rows-spanned="1">
            <text:p>TOTAIS DA SEMANA</text:p>
          </table:table-cell>
          <table:covered-table-cell table:number-columns-repeated="2" table:style-name="ce5"/>
          <table:table-cell table:number-columns-repeated="16372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/>
          <table:table-cell table:style-name="ce5" office:value-type="string" calcext:value-type="string">
            <text:p>VALOR BRUTO</text:p>
          </table:table-cell>
          <table:table-cell table:style-name="ce5" office:value-type="string" calcext:value-type="string">
            <text:p>VALOR DESPESAS</text:p>
          </table:table-cell>
          <table:table-cell table:style-name="ce5" office:value-type="string" calcext:value-type="string">
            <text:p>VALOR LÍQUIDO</text:p>
          </table:table-cell>
          <table:table-cell table:number-columns-repeated="16372"/>
        </table:table-row>
        <table:table-row table:style-name="ro1">
          <table:table-cell/>
          <table:table-cell table:style-name="ce31" office:value-type="currency" office:currency="BRL" office:value="24" calcext:value-type="currency">
            <text:p>R$ 24,00</text:p>
          </table:table-cell>
          <table:table-cell table:style-name="ce31" office:value-type="currency" office:currency="BRL" office:value="3.2" calcext:value-type="currency">
            <text:p>R$ 3,20</text:p>
          </table:table-cell>
          <table:table-cell table:style-name="ce37" office:value-type="string" calcext:value-type="string">
            <text:p>Sop 1115 / Fz 855</text:p>
          </table:table-cell>
          <table:table-cell table:style-name="ce37" office:value-type="string" calcext:value-type="string">
            <text:p>Cópias YALES/Din</text:p>
          </table:table-cell>
          <table:table-cell table:style-name="ce37" office:value-type="float" office:value="2" calcext:value-type="float">
            <text:p>2</text:p>
          </table:table-cell>
          <table:table-cell table:style-name="ce31" table:formula="of:=SUM([.B4]-[.C4])" office:value-type="currency" office:currency="BRL" office:value="20.8" calcext:value-type="currency">
            <text:p>R$ 20,80</text:p>
          </table:table-cell>
          <table:table-cell table:style-name="ce37" office:value-type="string" calcext:value-type="string">
            <text:p>Interno</text:p>
          </table:table-cell>
          <table:table-cell/>
          <table:table-cell table:style-name="ce40" table:formula="of:=SUM([.C38]+[.C79]+[.C120]+[.C161]+[.C202]+[.C243])" office:value-type="currency" office:currency="BRL" office:value="6220" calcext:value-type="currency">
            <text:p>R$ 6.220,00</text:p>
          </table:table-cell>
          <table:table-cell table:style-name="ce40" table:formula="of:=SUM([.C39]+[.C80]+[.C121]+[.C162]+[.C203]+[.C244])" office:value-type="currency" office:currency="BRL" office:value="992.83" calcext:value-type="currency">
            <text:p>R$ 992,83</text:p>
          </table:table-cell>
          <table:table-cell table:style-name="ce40" table:formula="of:=SUM([.C40]+[.C81]+[.C122]+[.C163]+[.C204]+[.C245])" office:value-type="currency" office:currency="BRL" office:value="5227.17" calcext:value-type="currency">
            <text:p>R$ 5.227,17</text:p>
          </table:table-cell>
          <table:table-cell table:number-columns-repeated="16372"/>
        </table:table-row>
        <table:table-row table:style-name="ro1">
          <table:table-cell/>
          <table:table-cell table:style-name="ce31" office:value-type="currency" office:currency="BRL" office:value="25" calcext:value-type="currency">
            <text:p>R$ 25,00</text:p>
          </table:table-cell>
          <table:table-cell table:style-name="ce31" office:value-type="currency" office:currency="BRL" office:value="6" calcext:value-type="currency">
            <text:p>R$ 6,00</text:p>
          </table:table-cell>
          <table:table-cell table:style-name="ce37" office:value-type="string" calcext:value-type="string">
            <text:p>Tag</text:p>
          </table:table-cell>
          <table:table-cell table:style-name="ce37" office:value-type="string" calcext:value-type="string">
            <text:p>Cópia TAG simples/Pix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5]-[.C5])" office:value-type="currency" office:currency="BRL" office:value="19" calcext:value-type="currency">
            <text:p>R$ 19,0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50" calcext:value-type="currency">
            <text:p>R$ 150,00</text:p>
          </table:table-cell>
          <table:table-cell table:style-name="ce31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Honda Fit</text:p>
          </table:table-cell>
          <table:table-cell table:style-name="ce37" office:value-type="string" calcext:value-type="string">
            <text:p>Abertura automotiva/Pix</text:p>
          </table:table-cell>
          <table:table-cell table:style-name="ce37" office:value-type="string" calcext:value-type="string">
            <text:p>-</text:p>
          </table:table-cell>
          <table:table-cell table:style-name="ce31" table:formula="of:=SUM([.B6]-[.C6])" office:value-type="currency" office:currency="BRL" office:value="150" calcext:value-type="currency">
            <text:p>R$ 150,00</text:p>
          </table:table-cell>
          <table:table-cell table:style-name="ce37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30" calcext:value-type="currency">
            <text:p>R$ 130,00</text:p>
          </table:table-cell>
          <table:table-cell table:style-name="ce31" office:value-type="currency" office:currency="BRL" office:value="3.2" calcext:value-type="currency">
            <text:p>R$ 3,20</text:p>
          </table:table-cell>
          <table:table-cell table:style-name="ce37" office:value-type="string" calcext:value-type="string">
            <text:p>3F</text:p>
          </table:table-cell>
          <table:table-cell table:style-name="ce37" office:value-type="string" calcext:value-type="string">
            <text:p>Troca miolo PV/Din</text:p>
          </table:table-cell>
          <table:table-cell table:style-name="ce37" office:value-type="float" office:value="2" calcext:value-type="float">
            <text:p>2</text:p>
          </table:table-cell>
          <table:table-cell table:style-name="ce31" table:formula="of:=SUM([.B7]-[.C7])" office:value-type="currency" office:currency="BRL" office:value="126.8" calcext:value-type="currency">
            <text:p>R$ 126,80</text:p>
          </table:table-cell>
          <table:table-cell table:style-name="ce37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00" calcext:value-type="currency">
            <text:p>R$ 100,00</text:p>
          </table:table-cell>
          <table:table-cell table:style-name="ce31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Pado</text:p>
          </table:table-cell>
          <table:table-cell table:style-name="ce37" office:value-type="string" calcext:value-type="string">
            <text:p>Abertura residencial/Din</text:p>
          </table:table-cell>
          <table:table-cell table:style-name="ce37" office:value-type="string" calcext:value-type="string">
            <text:p>-</text:p>
          </table:table-cell>
          <table:table-cell table:style-name="ce31" table:formula="of:=SUM([.B8]-[.C8])" office:value-type="currency" office:currency="BRL" office:value="100" calcext:value-type="currency">
            <text:p>R$ 100,00</text:p>
          </table:table-cell>
          <table:table-cell table:style-name="ce37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80" calcext:value-type="currency">
            <text:p>R$ 80,00</text:p>
          </table:table-cell>
          <table:table-cell table:style-name="ce31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HELA</text:p>
          </table:table-cell>
          <table:table-cell table:style-name="ce37" office:value-type="string" calcext:value-type="string">
            <text:p>Abertura residencial/Din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9]-[.C9])" office:value-type="currency" office:currency="BRL" office:value="80" calcext:value-type="currency">
            <text:p>R$ 80,00</text:p>
          </table:table-cell>
          <table:table-cell table:style-name="ce37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]-[.C1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]-[.C1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2]-[.C1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]-[.C1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]-[.C1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]-[.C1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6]-[.C1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]-[.C1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]-[.C1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]-[.C1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0]-[.C2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]-[.C2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]-[.C2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]-[.C2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4]-[.C2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5]-[.C2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6]-[.C2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7]-[.C2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8]-[.C2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9]-[.C2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0]-[.C3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1]-[.C3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2]-[.C3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3]-[.C3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4]-[.C3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5]-[.C3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4:.B35])" office:value-type="currency" office:currency="BRL" office:value="509" calcext:value-type="currency">
            <text:p>R$ 509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4:.C35])" office:value-type="currency" office:currency="BRL" office:value="12.4" calcext:value-type="currency">
            <text:p>R$ 12,4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38]-[.C39])" office:value-type="currency" office:currency="BRL" office:value="496.6" calcext:value-type="currency">
            <text:p>R$ 496,6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03/01/2023 – Chaveiro Água Verde</text:p>
          </table:table-cell>
          <table:covered-table-cell table:number-columns-repeated="5" table:style-name="ce7"/>
          <table:covered-table-cell table:style-name="ce13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36" calcext:value-type="currency">
            <text:p>R$ 36,00</text:p>
          </table:table-cell>
          <table:table-cell table:style-name="ce31" office:value-type="currency" office:currency="BRL" office:value="4.8" calcext:value-type="currency">
            <text:p>R$ 4,80</text:p>
          </table:table-cell>
          <table:table-cell table:style-name="ce37" office:value-type="string" calcext:value-type="string">
            <text:p>HELA/PD 682;693</text:p>
          </table:table-cell>
          <table:table-cell table:style-name="ce37" office:value-type="string" calcext:value-type="string">
            <text:p>Cópia simples/Din</text:p>
          </table:table-cell>
          <table:table-cell table:style-name="ce37" office:value-type="float" office:value="3" calcext:value-type="float">
            <text:p>3</text:p>
          </table:table-cell>
          <table:table-cell table:style-name="ce31" table:formula="of:=SUM([.B45]-[.C45])" office:value-type="currency" office:currency="BRL" office:value="31.2" calcext:value-type="currency">
            <text:p>R$ 31,2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45" calcext:value-type="currency">
            <text:p>R$ 45,00</text:p>
          </table:table-cell>
          <table:table-cell table:style-name="ce31" office:value-type="currency" office:currency="BRL" office:value="5" calcext:value-type="currency">
            <text:p>R$ 5,00</text:p>
          </table:table-cell>
          <table:table-cell table:style-name="ce37" office:value-type="string" calcext:value-type="string">
            <text:p>GM </text:p>
          </table:table-cell>
          <table:table-cell table:style-name="ce37" office:value-type="string" calcext:value-type="string">
            <text:p>Troca de carcaça (não quis recibo)/Deb</text:p>
          </table:table-cell>
          <table:table-cell table:style-name="ce37" office:value-type="string" calcext:value-type="string">
            <text:p>-</text:p>
          </table:table-cell>
          <table:table-cell table:style-name="ce31" table:formula="of:=SUM([.B46]-[.C46])" office:value-type="currency" office:currency="BRL" office:value="40" calcext:value-type="currency">
            <text:p>R$ 40,0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48" calcext:value-type="currency">
            <text:p>R$ 48,00</text:p>
          </table:table-cell>
          <table:table-cell table:style-name="ce31" office:value-type="currency" office:currency="BRL" office:value="6.4" calcext:value-type="currency">
            <text:p>R$ 6,40</text:p>
          </table:table-cell>
          <table:table-cell table:style-name="ce37" office:value-type="string" calcext:value-type="string">
            <text:p>ST 543;795</text:p>
          </table:table-cell>
          <table:table-cell table:style-name="ce37" office:value-type="string" calcext:value-type="string">
            <text:p>Cópia simples/Deb</text:p>
          </table:table-cell>
          <table:table-cell table:style-name="ce37" office:value-type="float" office:value="4" calcext:value-type="float">
            <text:p>4</text:p>
          </table:table-cell>
          <table:table-cell table:style-name="ce31" table:formula="of:=SUM([.B47]-[.C47])" office:value-type="currency" office:currency="BRL" office:value="41.6" calcext:value-type="currency">
            <text:p>R$ 41,6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54" calcext:value-type="currency">
            <text:p>R$ 54,00</text:p>
          </table:table-cell>
          <table:table-cell table:style-name="ce31" office:value-type="currency" office:currency="BRL" office:value="18.2" calcext:value-type="currency">
            <text:p>R$ 18,20</text:p>
          </table:table-cell>
          <table:table-cell table:style-name="ce37" office:value-type="string" calcext:value-type="string">
            <text:p>IMAB 721/INTELBRAS</text:p>
          </table:table-cell>
          <table:table-cell table:style-name="ce37" office:value-type="string" calcext:value-type="string">
            <text:p>Cópia simples;tag/Deb</text:p>
          </table:table-cell>
          <table:table-cell table:style-name="ce37" office:value-type="float" office:value="2" calcext:value-type="float">
            <text:p>2</text:p>
          </table:table-cell>
          <table:table-cell table:style-name="ce31" table:formula="of:=SUM([.B48]-[.C48])" office:value-type="currency" office:currency="BRL" office:value="35.8" calcext:value-type="currency">
            <text:p>R$ 35,8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" calcext:value-type="currency">
            <text:p>R$ 12,00</text:p>
          </table:table-cell>
          <table:table-cell table:style-name="ce31" office:value-type="currency" office:currency="BRL" office:value="1.6" calcext:value-type="currency">
            <text:p>R$ 1,60</text:p>
          </table:table-cell>
          <table:table-cell table:style-name="ce37" office:value-type="string" calcext:value-type="string">
            <text:p>ALI 72</text:p>
          </table:table-cell>
          <table:table-cell table:style-name="ce37" office:value-type="string" calcext:value-type="string">
            <text:p>Cópia simples/Din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49]-[.C49])" office:value-type="currency" office:currency="BRL" office:value="10.4" calcext:value-type="currency">
            <text:p>R$ 10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34" calcext:value-type="currency">
            <text:p>R$ 34,00</text:p>
          </table:table-cell>
          <table:table-cell table:style-name="ce31" office:value-type="currency" office:currency="BRL" office:value="3.2" calcext:value-type="currency">
            <text:p>R$ 3,20</text:p>
          </table:table-cell>
          <table:table-cell table:style-name="ce37" office:value-type="string" calcext:value-type="string">
            <text:p>AR 832</text:p>
          </table:table-cell>
          <table:table-cell table:style-name="ce37" office:value-type="string" calcext:value-type="string">
            <text:p>Retirada de cópia;cópia/Pix</text:p>
          </table:table-cell>
          <table:table-cell table:style-name="ce37" office:value-type="string" calcext:value-type="string">
            <text:p>-</text:p>
          </table:table-cell>
          <table:table-cell table:style-name="ce31" table:formula="of:=SUM([.B50]-[.C50])" office:value-type="currency" office:currency="BRL" office:value="30.8" calcext:value-type="currency">
            <text:p>R$ 30,8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49" calcext:value-type="currency">
            <text:p>R$ 49,00</text:p>
          </table:table-cell>
          <table:table-cell table:style-name="ce31" office:value-type="currency" office:currency="BRL" office:value="9.2" calcext:value-type="currency">
            <text:p>R$ 9,20</text:p>
          </table:table-cell>
          <table:table-cell table:style-name="ce37" office:value-type="string" calcext:value-type="string">
            <text:p>AR 832/AML 848</text:p>
          </table:table-cell>
          <table:table-cell table:style-name="ce37" office:value-type="string" calcext:value-type="string">
            <text:p>Cópia simples;tag simples/Din</text:p>
          </table:table-cell>
          <table:table-cell table:style-name="ce37" office:value-type="float" office:value="2" calcext:value-type="float">
            <text:p>2</text:p>
          </table:table-cell>
          <table:table-cell table:style-name="ce31" table:formula="of:=SUM([.B51]-[.C51])" office:value-type="currency" office:currency="BRL" office:value="39.8" calcext:value-type="currency">
            <text:p>R$ 39,8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30" calcext:value-type="currency">
            <text:p>R$ 30,00</text:p>
          </table:table-cell>
          <table:table-cell table:style-name="ce31" office:value-type="currency" office:currency="BRL" office:value="5" calcext:value-type="currency">
            <text:p>R$ 5,00</text:p>
          </table:table-cell>
          <table:table-cell table:style-name="ce37" office:value-type="string" calcext:value-type="string">
            <text:p>Chevrolet</text:p>
          </table:table-cell>
          <table:table-cell table:style-name="ce37" office:value-type="string" calcext:value-type="string">
            <text:p>Cópia de lâmina/Din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52]-[.C52])" office:value-type="currency" office:currency="BRL" office:value="25" calcext:value-type="currency">
            <text:p>R$ 25,0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50" calcext:value-type="currency">
            <text:p>R$ 150,00</text:p>
          </table:table-cell>
          <table:table-cell table:style-name="ce31" office:value-type="currency" office:currency="BRL" office:value="29.95" calcext:value-type="currency">
            <text:p>R$ 29,95</text:p>
          </table:table-cell>
          <table:table-cell table:style-name="ce37" office:value-type="string" calcext:value-type="string">
            <text:p>Soprano 1055</text:p>
          </table:table-cell>
          <table:table-cell table:style-name="ce37" office:value-type="string" calcext:value-type="string">
            <text:p>Abertura troca de miolo/DinDeb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53]-[.C53])" office:value-type="currency" office:currency="BRL" office:value="120.05" calcext:value-type="currency">
            <text:p>R$ 120,05</text:p>
          </table:table-cell>
          <table:table-cell table:style-name="ce37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" calcext:value-type="currency">
            <text:p>R$ 12,00</text:p>
          </table:table-cell>
          <table:table-cell table:style-name="ce31" office:value-type="currency" office:currency="BRL" office:value="1.6" calcext:value-type="currency">
            <text:p>R$ 1,60</text:p>
          </table:table-cell>
          <table:table-cell table:style-name="ce37" office:value-type="string" calcext:value-type="string">
            <text:p>Sop 1115</text:p>
          </table:table-cell>
          <table:table-cell table:style-name="ce37" office:value-type="string" calcext:value-type="string">
            <text:p>Cópias YALE/Deb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54]-[.C54])" office:value-type="currency" office:currency="BRL" office:value="10.4" calcext:value-type="currency">
            <text:p>R$ 10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575" calcext:value-type="currency">
            <text:p>R$ 1.575,00</text:p>
          </table:table-cell>
          <table:table-cell table:style-name="ce31" table:formula="of:=SUM(45*1.6)" office:value-type="currency" office:currency="BRL" office:value="72" calcext:value-type="currency">
            <text:p>R$ 72,00</text:p>
          </table:table-cell>
          <table:table-cell table:style-name="ce37" office:value-type="string" calcext:value-type="string">
            <text:p>Vouga / Pado</text:p>
          </table:table-cell>
          <table:table-cell table:style-name="ce37" office:value-type="string" calcext:value-type="string">
            <text:p>Miolos (Orçamento HOTEL)/link</text:p>
          </table:table-cell>
          <table:table-cell table:style-name="ce37" table:formula="of:=SUM(45*2)" office:value-type="float" office:value="90" calcext:value-type="float">
            <text:p>90</text:p>
          </table:table-cell>
          <table:table-cell table:style-name="ce31" table:formula="of:=SUM([.B55]-[.C55])" office:value-type="currency" office:currency="BRL" office:value="1503" calcext:value-type="currency">
            <text:p>R$ 1.503,00</text:p>
          </table:table-cell>
          <table:table-cell table:style-name="ce37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6]-[.C5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7]-[.C5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8]-[.C5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9]-[.C5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0]-[.C6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1]-[.C6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2]-[.C6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3]-[.C6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4]-[.C6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5]-[.C6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6]-[.C6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7]-[.C6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8]-[.C6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9]-[.C6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0]-[.C7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1]-[.C7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2]-[.C7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3]-[.C7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4]-[.C7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5]-[.C7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6]-[.C7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45:.B76])" office:value-type="currency" office:currency="BRL" office:value="2045" calcext:value-type="currency">
            <text:p>R$ 2.045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45:.C76])" office:value-type="currency" office:currency="BRL" office:value="156.95" calcext:value-type="currency">
            <text:p>R$ 156,95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79]-[.C80])" office:value-type="currency" office:currency="BRL" office:value="1888.05" calcext:value-type="currency">
            <text:p>R$ 1.888,05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04/01/2023 – Chaveiro Água Verde</text:p>
          </table:table-cell>
          <table:covered-table-cell table:number-columns-repeated="5" table:style-name="ce7"/>
          <table:covered-table-cell table:style-name="ce13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80" calcext:value-type="currency">
            <text:p>R$ 80,00</text:p>
          </table:table-cell>
          <table:table-cell table:style-name="ce31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HELA</text:p>
          </table:table-cell>
          <table:table-cell table:style-name="ce37" office:value-type="string" calcext:value-type="string">
            <text:p>Abertura/Din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86]-[.C86])" office:value-type="currency" office:currency="BRL" office:value="80" calcext:value-type="currency">
            <text:p>R$ 80,00</text:p>
          </table:table-cell>
          <table:table-cell table:style-name="ce37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" calcext:value-type="currency">
            <text:p>R$ 12,00</text:p>
          </table:table-cell>
          <table:table-cell table:style-name="ce31" office:value-type="currency" office:currency="BRL" office:value="1.6" calcext:value-type="currency">
            <text:p>R$ 1,60</text:p>
          </table:table-cell>
          <table:table-cell table:style-name="ce37" office:value-type="string" calcext:value-type="string">
            <text:p>IMAB 721/INTELBRAS</text:p>
          </table:table-cell>
          <table:table-cell table:style-name="ce37" office:value-type="string" calcext:value-type="string">
            <text:p>Cópia simples/Deb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87]-[.C87])" office:value-type="currency" office:currency="BRL" office:value="10.4" calcext:value-type="currency">
            <text:p>R$ 10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0" calcext:value-type="currency">
            <text:p>R$ 120,00</text:p>
          </table:table-cell>
          <table:table-cell table:style-name="ce31" office:value-type="currency" office:currency="BRL" office:value="15" calcext:value-type="currency">
            <text:p>R$ 15,00</text:p>
          </table:table-cell>
          <table:table-cell table:style-name="ce37" office:value-type="string" calcext:value-type="string">
            <text:p>IPEX PIX</text:p>
          </table:table-cell>
          <table:table-cell table:style-name="ce37" office:value-type="string" calcext:value-type="string">
            <text:p>Configuração controle/deb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88]-[.C88])" office:value-type="currency" office:currency="BRL" office:value="105" calcext:value-type="currency">
            <text:p>R$ 105,00</text:p>
          </table:table-cell>
          <table:table-cell table:style-name="ce37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" calcext:value-type="currency">
            <text:p>R$ 12,00</text:p>
          </table:table-cell>
          <table:table-cell table:style-name="ce31" office:value-type="currency" office:currency="BRL" office:value="1.6" calcext:value-type="currency">
            <text:p>R$ 1,60</text:p>
          </table:table-cell>
          <table:table-cell table:style-name="ce37" office:value-type="string" calcext:value-type="string">
            <text:p>AR 27</text:p>
          </table:table-cell>
          <table:table-cell table:style-name="ce37" office:value-type="string" calcext:value-type="string">
            <text:p>Cópia simples/Cred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89]-[.C89])" office:value-type="currency" office:currency="BRL" office:value="10.4" calcext:value-type="currency">
            <text:p>R$ 10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24" calcext:value-type="currency">
            <text:p>R$ 24,00</text:p>
          </table:table-cell>
          <table:table-cell table:style-name="ce31" office:value-type="currency" office:currency="BRL" office:value="3.2" calcext:value-type="currency">
            <text:p>R$ 3,20</text:p>
          </table:table-cell>
          <table:table-cell table:style-name="ce37" office:value-type="string" calcext:value-type="string">
            <text:p>Pd 682</text:p>
          </table:table-cell>
          <table:table-cell table:style-name="ce37" office:value-type="string" calcext:value-type="string">
            <text:p>Cópia simples/Din</text:p>
          </table:table-cell>
          <table:table-cell table:style-name="ce37" office:value-type="float" office:value="2" calcext:value-type="float">
            <text:p>2</text:p>
          </table:table-cell>
          <table:table-cell table:style-name="ce31" table:formula="of:=SUM([.B90]-[.C90])" office:value-type="currency" office:currency="BRL" office:value="20.8" calcext:value-type="currency">
            <text:p>R$ 20,8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80" calcext:value-type="currency">
            <text:p>R$ 80,00</text:p>
          </table:table-cell>
          <table:table-cell table:style-name="ce31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Brasil</text:p>
          </table:table-cell>
          <table:table-cell table:style-name="ce37" office:value-type="string" calcext:value-type="string">
            <text:p>Apertar Parafuso do miolo / pix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91]-[.C91])" office:value-type="currency" office:currency="BRL" office:value="80" calcext:value-type="currency">
            <text:p>R$ 80,00</text:p>
          </table:table-cell>
          <table:table-cell table:style-name="ce37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24" calcext:value-type="currency">
            <text:p>R$ 24,00</text:p>
          </table:table-cell>
          <table:table-cell table:style-name="ce31" office:value-type="currency" office:currency="BRL" office:value="3.2" calcext:value-type="currency">
            <text:p>R$ 3,20</text:p>
          </table:table-cell>
          <table:table-cell table:style-name="ce37" office:value-type="string" calcext:value-type="string">
            <text:p>ST 1040</text:p>
          </table:table-cell>
          <table:table-cell table:style-name="ce37" office:value-type="string" calcext:value-type="string">
            <text:p>Cópia simples/Dim</text:p>
          </table:table-cell>
          <table:table-cell table:style-name="ce37" office:value-type="float" office:value="2" calcext:value-type="float">
            <text:p>2</text:p>
          </table:table-cell>
          <table:table-cell table:style-name="ce31" table:formula="of:=SUM([.B92]-[.C92])" office:value-type="currency" office:currency="BRL" office:value="20.8" calcext:value-type="currency">
            <text:p>R$ 20,8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32" calcext:value-type="currency">
            <text:p>R$ 32,00</text:p>
          </table:table-cell>
          <table:table-cell table:style-name="ce31" table:formula="of:=SUM(30/5+1.6)" office:value-type="currency" office:currency="BRL" office:value="7.6" calcext:value-type="currency">
            <text:p>R$ 7,60</text:p>
          </table:table-cell>
          <table:table-cell table:style-name="ce37" office:value-type="string" calcext:value-type="string">
            <text:p>23A / Piller</text:p>
          </table:table-cell>
          <table:table-cell table:style-name="ce37" office:value-type="string" calcext:value-type="string">
            <text:p>Cópia YALE;pilha/din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93]-[.C93])" office:value-type="currency" office:currency="BRL" office:value="24.4" calcext:value-type="currency">
            <text:p>R$ 24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24" calcext:value-type="currency">
            <text:p>R$ 24,00</text:p>
          </table:table-cell>
          <table:table-cell table:style-name="ce31" office:value-type="currency" office:currency="BRL" office:value="3.2" calcext:value-type="currency">
            <text:p>R$ 3,20</text:p>
          </table:table-cell>
          <table:table-cell table:style-name="ce37" office:value-type="string" calcext:value-type="string">
            <text:p>Sr 999</text:p>
          </table:table-cell>
          <table:table-cell table:style-name="ce37" office:value-type="string" calcext:value-type="string">
            <text:p>Cópia simples/Dim</text:p>
          </table:table-cell>
          <table:table-cell table:style-name="ce37" office:value-type="float" office:value="2" calcext:value-type="float">
            <text:p>2</text:p>
          </table:table-cell>
          <table:table-cell table:style-name="ce31" table:formula="of:=SUM([.B94]-[.C94])" office:value-type="currency" office:currency="BRL" office:value="20.8" calcext:value-type="currency">
            <text:p>R$ 20,8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60" calcext:value-type="currency">
            <text:p>R$ 60,00</text:p>
          </table:table-cell>
          <table:table-cell table:style-name="ce31" office:value-type="currency" office:currency="BRL" office:value="30" calcext:value-type="currency">
            <text:p>R$ 30,00</text:p>
          </table:table-cell>
          <table:table-cell table:style-name="ce37" office:value-type="string" calcext:value-type="string">
            <text:p>TX TOP</text:p>
          </table:table-cell>
          <table:table-cell table:style-name="ce37" office:value-type="string" calcext:value-type="string">
            <text:p>Controle/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95]-[.C95])" office:value-type="currency" office:currency="BRL" office:value="30" calcext:value-type="currency">
            <text:p>R$ 30,0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4" calcext:value-type="currency">
            <text:p>R$ 14,00</text:p>
          </table:table-cell>
          <table:table-cell table:style-name="ce31" office:value-type="currency" office:currency="BRL" office:value="2.15" calcext:value-type="currency">
            <text:p>R$ 2,15</text:p>
          </table:table-cell>
          <table:table-cell table:style-name="ce37" office:value-type="string" calcext:value-type="string">
            <text:p>ST 1040</text:p>
          </table:table-cell>
          <table:table-cell table:style-name="ce37" office:value-type="string" calcext:value-type="string">
            <text:p>Cópia simples/Deb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96]-[.C96])" office:value-type="currency" office:currency="BRL" office:value="11.85" calcext:value-type="currency">
            <text:p>R$ 11,85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225" calcext:value-type="currency">
            <text:p>R$ 225,00</text:p>
          </table:table-cell>
          <table:table-cell table:style-name="ce31" table:formula="of:=SUM(16*1.6+25)" office:value-type="currency" office:currency="BRL" office:value="50.6" calcext:value-type="currency">
            <text:p>R$ 50,60</text:p>
          </table:table-cell>
          <table:table-cell table:style-name="ce37" office:value-type="string" calcext:value-type="string">
            <text:p>Pd 682;693/ HAF 1046</text:p>
          </table:table-cell>
          <table:table-cell table:style-name="ce37" office:value-type="string" calcext:value-type="string">
            <text:p>Cópia simples/Pix</text:p>
          </table:table-cell>
          <table:table-cell table:style-name="ce37" office:value-type="float" office:value="16" calcext:value-type="float">
            <text:p>16</text:p>
          </table:table-cell>
          <table:table-cell table:style-name="ce31" table:formula="of:=SUM([.B97]-[.C97])" office:value-type="currency" office:currency="BRL" office:value="174.4" calcext:value-type="currency">
            <text:p>R$ 174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8]-[.C9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9]-[.C9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0]-[.C10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1]-[.C10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2]-[.C10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4]-[.C10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5]-[.C10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6]-[.C10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7]-[.C10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8]-[.C10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9]-[.C10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0]-[.C11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1]-[.C11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2]-[.C11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3]-[.C11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4]-[.C11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5]-[.C11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6]-[.C11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7]-[.C11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86:.B117])" office:value-type="currency" office:currency="BRL" office:value="707" calcext:value-type="currency">
            <text:p>R$ 707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86:.C117])" office:value-type="currency" office:currency="BRL" office:value="118.15" calcext:value-type="currency">
            <text:p>R$ 118,15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120]-[.C121])" office:value-type="currency" office:currency="BRL" office:value="588.85" calcext:value-type="currency">
            <text:p>R$ 588,85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05/01/2023 – Chaveiro Água Verde</text:p>
          </table:table-cell>
          <table:covered-table-cell table:number-columns-repeated="5" table:style-name="ce7"/>
          <table:covered-table-cell table:style-name="ce13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20" calcext:value-type="currency">
            <text:p>R$ 20,00</text:p>
          </table:table-cell>
          <table:table-cell table:style-name="ce31" office:value-type="currency" office:currency="BRL" office:value="5.6" calcext:value-type="currency">
            <text:p>R$ 5,60</text:p>
          </table:table-cell>
          <table:table-cell table:style-name="ce37" office:value-type="string" calcext:value-type="string">
            <text:p>23A</text:p>
          </table:table-cell>
          <table:table-cell table:style-name="ce37" office:value-type="string" calcext:value-type="string">
            <text:p>Troca de Pilha/Deb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127]-[.C127])" office:value-type="currency" office:currency="BRL" office:value="14.4" calcext:value-type="currency">
            <text:p>R$ 14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10" calcext:value-type="currency">
            <text:p>R$ 110,00</text:p>
          </table:table-cell>
          <table:table-cell table:style-name="ce31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Pado Maçaneta fix</text:p>
          </table:table-cell>
          <table:table-cell table:style-name="ce37" office:value-type="string" calcext:value-type="string">
            <text:p>Abertura Residencial/Pix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128]-[.C128])" office:value-type="currency" office:currency="BRL" office:value="110" calcext:value-type="currency">
            <text:p>R$ 110,00</text:p>
          </table:table-cell>
          <table:table-cell table:style-name="ce37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" calcext:value-type="currency">
            <text:p>R$ 12,00</text:p>
          </table:table-cell>
          <table:table-cell table:style-name="ce31" office:value-type="currency" office:currency="BRL" office:value="1.6" calcext:value-type="currency">
            <text:p>R$ 1,60</text:p>
          </table:table-cell>
          <table:table-cell table:style-name="ce37" office:value-type="string" calcext:value-type="string">
            <text:p>AR 832</text:p>
          </table:table-cell>
          <table:table-cell table:style-name="ce37" office:value-type="string" calcext:value-type="string">
            <text:p>Cópia simples/Din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129]-[.C129])" office:value-type="currency" office:currency="BRL" office:value="10.4" calcext:value-type="currency">
            <text:p>R$ 10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36" calcext:value-type="currency">
            <text:p>R$ 36,00</text:p>
          </table:table-cell>
          <table:table-cell table:style-name="ce31" office:value-type="currency" office:currency="BRL" office:value="4.8" calcext:value-type="currency">
            <text:p>R$ 4,80</text:p>
          </table:table-cell>
          <table:table-cell table:style-name="ce37" office:value-type="string" calcext:value-type="string">
            <text:p>AR 832/ST 543;605</text:p>
          </table:table-cell>
          <table:table-cell table:style-name="ce37" office:value-type="string" calcext:value-type="string">
            <text:p>Cópia simples/Cred</text:p>
          </table:table-cell>
          <table:table-cell table:style-name="ce37" office:value-type="float" office:value="3" calcext:value-type="float">
            <text:p>3</text:p>
          </table:table-cell>
          <table:table-cell table:style-name="ce31" table:formula="of:=SUM([.B130]-[.C130])" office:value-type="currency" office:currency="BRL" office:value="31.2" calcext:value-type="currency">
            <text:p>R$ 31,2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75" calcext:value-type="currency">
            <text:p>R$ 75,00</text:p>
          </table:table-cell>
          <table:table-cell table:style-name="ce31" office:value-type="currency" office:currency="BRL" office:value="29" calcext:value-type="currency">
            <text:p>R$ 29,00</text:p>
          </table:table-cell>
          <table:table-cell table:style-name="ce37" office:value-type="string" calcext:value-type="string">
            <text:p>CR 2032 / OhPro</text:p>
          </table:table-cell>
          <table:table-cell table:style-name="ce37" office:value-type="string" calcext:value-type="string">
            <text:p>ControleClone;Troca de Pilha/Cred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131]-[.C131])" office:value-type="currency" office:currency="BRL" office:value="46" calcext:value-type="currency">
            <text:p>R$ 46,0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35" calcext:value-type="currency">
            <text:p>R$ 135,00</text:p>
          </table:table-cell>
          <table:table-cell table:style-name="ce31" table:formula="of:=SUM(12*1.6)" office:value-type="currency" office:currency="BRL" office:value="19.2" calcext:value-type="currency">
            <text:p>R$ 19,20</text:p>
          </table:table-cell>
          <table:table-cell table:style-name="ce37" office:value-type="string" calcext:value-type="string">
            <text:p>Fz 855 / Pd 682 / St 846;605</text:p>
          </table:table-cell>
          <table:table-cell table:style-name="ce37" office:value-type="string" calcext:value-type="string">
            <text:p>Cópias YALE/Pix</text:p>
          </table:table-cell>
          <table:table-cell table:style-name="ce37" office:value-type="float" office:value="12" calcext:value-type="float">
            <text:p>12</text:p>
          </table:table-cell>
          <table:table-cell table:style-name="ce31" table:formula="of:=SUM([.B132]-[.C132])" office:value-type="currency" office:currency="BRL" office:value="115.8" calcext:value-type="currency">
            <text:p>R$ 115,8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30" calcext:value-type="currency">
            <text:p>R$ 30,00</text:p>
          </table:table-cell>
          <table:table-cell table:style-name="ce31" office:value-type="currency" office:currency="BRL" office:value="5.6" calcext:value-type="currency">
            <text:p>R$ 5,60</text:p>
          </table:table-cell>
          <table:table-cell table:style-name="ce37" office:value-type="string" calcext:value-type="string">
            <text:p>23A</text:p>
          </table:table-cell>
          <table:table-cell table:style-name="ce37" office:value-type="string" calcext:value-type="string">
            <text:p>Troca de Pilha;higienização/Deb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133]-[.C133])" office:value-type="currency" office:currency="BRL" office:value="24.4" calcext:value-type="currency">
            <text:p>R$ 24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24" calcext:value-type="currency">
            <text:p>R$ 24,00</text:p>
          </table:table-cell>
          <table:table-cell table:style-name="ce31" office:value-type="currency" office:currency="BRL" office:value="3.2" calcext:value-type="currency">
            <text:p>R$ 3,20</text:p>
          </table:table-cell>
          <table:table-cell table:style-name="ce37" office:value-type="string" calcext:value-type="string">
            <text:p>PD 687</text:p>
          </table:table-cell>
          <table:table-cell table:style-name="ce37" office:value-type="string" calcext:value-type="string">
            <text:p>Cópia simples/Pix</text:p>
          </table:table-cell>
          <table:table-cell table:style-name="ce37" office:value-type="float" office:value="2" calcext:value-type="float">
            <text:p>2</text:p>
          </table:table-cell>
          <table:table-cell table:style-name="ce31" table:formula="of:=SUM([.B134]-[.C134])" office:value-type="currency" office:currency="BRL" office:value="20.8" calcext:value-type="currency">
            <text:p>R$ 20,8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60" calcext:value-type="currency">
            <text:p>R$ 160,00</text:p>
          </table:table-cell>
          <table:table-cell table:style-name="ce31" office:value-type="currency" office:currency="BRL" office:value="45" calcext:value-type="currency">
            <text:p>R$ 45,00</text:p>
          </table:table-cell>
          <table:table-cell table:style-name="ce37" office:value-type="string" calcext:value-type="string">
            <text:p>Kia</text:p>
          </table:table-cell>
          <table:table-cell table:style-name="ce37" office:value-type="string" calcext:value-type="string">
            <text:p>Troca de carcaça/Pix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135]-[.C135])" office:value-type="currency" office:currency="BRL" office:value="115" calcext:value-type="currency">
            <text:p>R$ 115,0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80" calcext:value-type="currency">
            <text:p>R$ 80,00</text:p>
          </table:table-cell>
          <table:table-cell table:style-name="ce31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Honda Civic</text:p>
          </table:table-cell>
          <table:table-cell table:style-name="ce37" office:value-type="string" calcext:value-type="string">
            <text:p>Abertura Automotiva/Cred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136]-[.C136])" office:value-type="currency" office:currency="BRL" office:value="80" calcext:value-type="currency">
            <text:p>R$ 80,00</text:p>
          </table:table-cell>
          <table:table-cell table:style-name="ce37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24" calcext:value-type="currency">
            <text:p>R$ 24,00</text:p>
          </table:table-cell>
          <table:table-cell table:style-name="ce31" office:value-type="currency" office:currency="BRL" office:value="3.2" calcext:value-type="currency">
            <text:p>R$ 3,20</text:p>
          </table:table-cell>
          <table:table-cell table:style-name="ce37" office:value-type="string" calcext:value-type="string">
            <text:p>Sop Gav / Sop 1062</text:p>
          </table:table-cell>
          <table:table-cell table:style-name="ce37" office:value-type="string" calcext:value-type="string">
            <text:p>Cópia YALE/Cred</text:p>
          </table:table-cell>
          <table:table-cell table:style-name="ce37" office:value-type="float" office:value="2" calcext:value-type="float">
            <text:p>2</text:p>
          </table:table-cell>
          <table:table-cell table:style-name="ce31" table:formula="of:=SUM([.B137]-[.C137])" office:value-type="currency" office:currency="BRL" office:value="20.8" calcext:value-type="currency">
            <text:p>R$ 20,8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8]-[.C13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9]-[.C13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0]-[.C14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1]-[.C14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2]-[.C14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3]-[.C14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4]-[.C14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5]-[.C14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6]-[.C14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7]-[.C14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8]-[.C14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9]-[.C14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0]-[.C15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1]-[.C15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2]-[.C15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3]-[.C15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4]-[.C15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5]-[.C15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6]-[.C15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7]-[.C15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8]-[.C15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127:.B158])" office:value-type="currency" office:currency="BRL" office:value="706" calcext:value-type="currency">
            <text:p>R$ 706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127:.C158])" office:value-type="currency" office:currency="BRL" office:value="117.2" calcext:value-type="currency">
            <text:p>R$ 117,2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161]-[.C162])" office:value-type="currency" office:currency="BRL" office:value="588.8" calcext:value-type="currency">
            <text:p>R$ 588,8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06/01/2023 – Chaveiro Água Verde</text:p>
          </table:table-cell>
          <table:covered-table-cell table:number-columns-repeated="5" table:style-name="ce7"/>
          <table:covered-table-cell table:style-name="ce13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24" calcext:value-type="currency">
            <text:p>R$ 24,00</text:p>
          </table:table-cell>
          <table:table-cell table:style-name="ce31" office:value-type="currency" office:currency="BRL" office:value="3.2" calcext:value-type="currency">
            <text:p>R$ 3,20</text:p>
          </table:table-cell>
          <table:table-cell table:style-name="ce37" office:value-type="string" calcext:value-type="string">
            <text:p>PD 682</text:p>
          </table:table-cell>
          <table:table-cell table:style-name="ce37" office:value-type="string" calcext:value-type="string">
            <text:p>Cópia simples/Din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168]-[.C168])" office:value-type="currency" office:currency="BRL" office:value="20.8" calcext:value-type="currency">
            <text:p>R$ 20,8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14" calcext:value-type="currency">
            <text:p>R$ 114,00</text:p>
          </table:table-cell>
          <table:table-cell table:style-name="ce31" office:value-type="currency" office:currency="BRL" office:value="16" calcext:value-type="currency">
            <text:p>R$ 16,00</text:p>
          </table:table-cell>
          <table:table-cell table:style-name="ce37" office:value-type="string" calcext:value-type="string">
            <text:p>ST 846</text:p>
          </table:table-cell>
          <table:table-cell table:style-name="ce37" office:value-type="string" calcext:value-type="string">
            <text:p>Cópia simples/Pix</text:p>
          </table:table-cell>
          <table:table-cell table:style-name="ce37" office:value-type="float" office:value="10" calcext:value-type="float">
            <text:p>10</text:p>
          </table:table-cell>
          <table:table-cell table:style-name="ce31" table:formula="of:=SUM([.B169]-[.C169])" office:value-type="currency" office:currency="BRL" office:value="98" calcext:value-type="currency">
            <text:p>R$ 98,0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54" calcext:value-type="currency">
            <text:p>R$ 54,00</text:p>
          </table:table-cell>
          <table:table-cell table:style-name="ce31" office:value-type="currency" office:currency="BRL" office:value="18.2" calcext:value-type="currency">
            <text:p>R$ 18,20</text:p>
          </table:table-cell>
          <table:table-cell table:style-name="ce37" office:value-type="string" calcext:value-type="string">
            <text:p>Intelbras/AR 832;ST 1030</text:p>
          </table:table-cell>
          <table:table-cell table:style-name="ce37" office:value-type="string" calcext:value-type="string">
            <text:p>Cópia simples;tag/Deb</text:p>
          </table:table-cell>
          <table:table-cell table:style-name="ce37" office:value-type="float" office:value="2" calcext:value-type="float">
            <text:p>2</text:p>
          </table:table-cell>
          <table:table-cell table:style-name="ce31" table:formula="of:=SUM([.B170]-[.C170])" office:value-type="currency" office:currency="BRL" office:value="35.8" calcext:value-type="currency">
            <text:p>R$ 35,8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615" calcext:value-type="currency">
            <text:p>R$ 615,00</text:p>
          </table:table-cell>
          <table:table-cell table:style-name="ce31" table:formula="of:=SUM(139*2+4*1.6)" office:value-type="currency" office:currency="BRL" office:value="284.4" calcext:value-type="currency">
            <text:p>R$ 284,40</text:p>
          </table:table-cell>
          <table:table-cell table:style-name="ce37" office:value-type="string" calcext:value-type="string">
            <text:p>LaFont 970 (Land)</text:p>
          </table:table-cell>
          <table:table-cell table:style-name="ce37" office:value-type="string" calcext:value-type="string">
            <text:p>Troca de Miolos;Cópias/Pix</text:p>
          </table:table-cell>
          <table:table-cell table:style-name="ce37" office:value-type="float" office:value="4" calcext:value-type="float">
            <text:p>4</text:p>
          </table:table-cell>
          <table:table-cell table:style-name="ce31" table:formula="of:=SUM([.B171]-[.C171])" office:value-type="currency" office:currency="BRL" office:value="330.6" calcext:value-type="currency">
            <text:p>R$ 330,60</text:p>
          </table:table-cell>
          <table:table-cell table:style-name="ce37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" calcext:value-type="currency">
            <text:p>R$ 12,00</text:p>
          </table:table-cell>
          <table:table-cell table:style-name="ce31" office:value-type="currency" office:currency="BRL" office:value="1.6" calcext:value-type="currency">
            <text:p>R$ 1,60</text:p>
          </table:table-cell>
          <table:table-cell table:style-name="ce37" office:value-type="string" calcext:value-type="string">
            <text:p>ALI 72</text:p>
          </table:table-cell>
          <table:table-cell table:style-name="ce37" office:value-type="string" calcext:value-type="string">
            <text:p>Cópia simples/Din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172]-[.C172])" office:value-type="currency" office:currency="BRL" office:value="10.4" calcext:value-type="currency">
            <text:p>R$ 10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0" calcext:value-type="currency">
            <text:p>R$ 120,00</text:p>
          </table:table-cell>
          <table:table-cell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3]-[.C173])" office:value-type="currency" office:currency="BRL" office:value="120" calcext:value-type="currency">
            <text:p>R$ 12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24" calcext:value-type="currency">
            <text:p>R$ 24,00</text:p>
          </table:table-cell>
          <table:table-cell table:style-name="ce31" office:value-type="currency" office:currency="BRL" office:value="3.2" calcext:value-type="currency">
            <text:p>R$ 3,20</text:p>
          </table:table-cell>
          <table:table-cell table:style-name="ce37" office:value-type="string" calcext:value-type="string">
            <text:p>ST 605</text:p>
          </table:table-cell>
          <table:table-cell table:style-name="ce37" office:value-type="string" calcext:value-type="string">
            <text:p>Cópia simples/Pix</text:p>
          </table:table-cell>
          <table:table-cell table:style-name="ce37" office:value-type="float" office:value="2" calcext:value-type="float">
            <text:p>2</text:p>
          </table:table-cell>
          <table:table-cell table:style-name="ce31" table:formula="of:=SUM([.B174]-[.C174])" office:value-type="currency" office:currency="BRL" office:value="20.8" calcext:value-type="currency">
            <text:p>R$ 20,8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0" calcext:value-type="currency">
            <text:p>R$ 120,00</text:p>
          </table:table-cell>
          <table:table-cell table:style-name="ce31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Porta de metal</text:p>
          </table:table-cell>
          <table:table-cell table:style-name="ce37" office:value-type="string" calcext:value-type="string">
            <text:p>Abertura Residencial/Pix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175]-[.C175])" office:value-type="currency" office:currency="BRL" office:value="120" calcext:value-type="currency">
            <text:p>R$ 120,00</text:p>
          </table:table-cell>
          <table:table-cell table:style-name="ce37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24" calcext:value-type="currency">
            <text:p>R$ 24,00</text:p>
          </table:table-cell>
          <table:table-cell table:style-name="ce31" office:value-type="currency" office:currency="BRL" office:value="3.2" calcext:value-type="currency">
            <text:p>R$ 3,20</text:p>
          </table:table-cell>
          <table:table-cell table:style-name="ce37" office:value-type="string" calcext:value-type="string">
            <text:p>ST 1040/MGM 1007</text:p>
          </table:table-cell>
          <table:table-cell table:style-name="ce37" office:value-type="string" calcext:value-type="string">
            <text:p>Cópia simples/Din</text:p>
          </table:table-cell>
          <table:table-cell table:style-name="ce37" office:value-type="float" office:value="2" calcext:value-type="float">
            <text:p>2</text:p>
          </table:table-cell>
          <table:table-cell table:style-name="ce31" table:formula="of:=SUM([.B176]-[.C176])" office:value-type="currency" office:currency="BRL" office:value="20.8" calcext:value-type="currency">
            <text:p>R$ 20,8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30" calcext:value-type="currency">
            <text:p>R$ 30,00</text:p>
          </table:table-cell>
          <table:table-cell table:style-name="ce31" office:value-type="currency" office:currency="BRL" office:value="5" calcext:value-type="currency">
            <text:p>R$ 5,00</text:p>
          </table:table-cell>
          <table:table-cell table:style-name="ce37" office:value-type="string" calcext:value-type="string">
            <text:p>ST 1007</text:p>
          </table:table-cell>
          <table:table-cell table:style-name="ce37" office:value-type="string" calcext:value-type="string">
            <text:p>Cópia tetra/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177]-[.C177])" office:value-type="currency" office:currency="BRL" office:value="25" calcext:value-type="currency">
            <text:p>R$ 25,0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" calcext:value-type="currency">
            <text:p>R$ 12,00</text:p>
          </table:table-cell>
          <table:table-cell table:style-name="ce31" office:value-type="currency" office:currency="BRL" office:value="1.6" calcext:value-type="currency">
            <text:p>R$ 1,60</text:p>
          </table:table-cell>
          <table:table-cell table:style-name="ce37" office:value-type="string" calcext:value-type="string">
            <text:p>ALI 72</text:p>
          </table:table-cell>
          <table:table-cell table:style-name="ce37" office:value-type="string" calcext:value-type="string">
            <text:p>Cópia simples/Din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178]-[.C178])" office:value-type="currency" office:currency="BRL" office:value="10.4" calcext:value-type="currency">
            <text:p>R$ 10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36" calcext:value-type="currency">
            <text:p>R$ 36,00</text:p>
          </table:table-cell>
          <table:table-cell table:style-name="ce31" office:value-type="currency" office:currency="BRL" office:value="4.8" calcext:value-type="currency">
            <text:p>R$ 4,80</text:p>
          </table:table-cell>
          <table:table-cell table:style-name="ce37" office:value-type="string" calcext:value-type="string">
            <text:p>AR 832/FZ 855/AR 27</text:p>
          </table:table-cell>
          <table:table-cell table:style-name="ce37" office:value-type="string" calcext:value-type="string">
            <text:p>Cópia simples/Deb</text:p>
          </table:table-cell>
          <table:table-cell table:style-name="ce37" office:value-type="float" office:value="3" calcext:value-type="float">
            <text:p>3</text:p>
          </table:table-cell>
          <table:table-cell table:style-name="ce31" table:formula="of:=SUM([.B179]-[.C179])" office:value-type="currency" office:currency="BRL" office:value="31.2" calcext:value-type="currency">
            <text:p>R$ 31,2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30" calcext:value-type="currency">
            <text:p>R$ 130,00</text:p>
          </table:table-cell>
          <table:table-cell table:style-name="ce31" office:value-type="currency" office:currency="BRL" office:value="33.33" calcext:value-type="currency">
            <text:p>R$ 33,33</text:p>
          </table:table-cell>
          <table:table-cell table:style-name="ce37" office:value-type="string" calcext:value-type="string">
            <text:p>Porta de Vidro</text:p>
          </table:table-cell>
          <table:table-cell table:style-name="ce37" office:value-type="string" calcext:value-type="string">
            <text:p>Troca de fechadura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180]-[.C180])" office:value-type="currency" office:currency="BRL" office:value="96.67" calcext:value-type="currency">
            <text:p>R$ 96,67</text:p>
          </table:table-cell>
          <table:table-cell table:style-name="ce37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" calcext:value-type="currency">
            <text:p>R$ 12,00</text:p>
          </table:table-cell>
          <table:table-cell table:style-name="ce31" office:value-type="currency" office:currency="BRL" office:value="1.6" calcext:value-type="currency">
            <text:p>R$ 1,60</text:p>
          </table:table-cell>
          <table:table-cell table:style-name="ce37" office:value-type="string" calcext:value-type="string">
            <text:p>SOP 952</text:p>
          </table:table-cell>
          <table:table-cell table:style-name="ce37" office:value-type="string" calcext:value-type="string">
            <text:p>Cópia simples/Din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181]-[.C181])" office:value-type="currency" office:currency="BRL" office:value="10.4" calcext:value-type="currency">
            <text:p>R$ 10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" calcext:value-type="currency">
            <text:p>R$ 12,00</text:p>
          </table:table-cell>
          <table:table-cell table:style-name="ce31" office:value-type="currency" office:currency="BRL" office:value="1.6" calcext:value-type="currency">
            <text:p>R$ 1,60</text:p>
          </table:table-cell>
          <table:table-cell table:style-name="ce37" office:value-type="string" calcext:value-type="string">
            <text:p>ST 605</text:p>
          </table:table-cell>
          <table:table-cell table:style-name="ce37" office:value-type="string" calcext:value-type="string">
            <text:p>Cópia simples/Din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182]-[.C182])" office:value-type="currency" office:currency="BRL" office:value="10.4" calcext:value-type="currency">
            <text:p>R$ 10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" calcext:value-type="currency">
            <text:p>R$ 12,00</text:p>
          </table:table-cell>
          <table:table-cell table:style-name="ce31" office:value-type="currency" office:currency="BRL" office:value="1.6" calcext:value-type="currency">
            <text:p>R$ 1,60</text:p>
          </table:table-cell>
          <table:table-cell table:style-name="ce37" office:value-type="string" calcext:value-type="string">
            <text:p>ST 999</text:p>
          </table:table-cell>
          <table:table-cell table:style-name="ce37" office:value-type="string" calcext:value-type="string">
            <text:p>Cópia simples/Pix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183]-[.C183])" office:value-type="currency" office:currency="BRL" office:value="10.4" calcext:value-type="currency">
            <text:p>R$ 10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" calcext:value-type="currency">
            <text:p>R$ 12,00</text:p>
          </table:table-cell>
          <table:table-cell table:style-name="ce31" office:value-type="currency" office:currency="BRL" office:value="1.6" calcext:value-type="currency">
            <text:p>R$ 1,60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string" calcext:value-type="string">
            <text:p>Cópia simples/Deb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184]-[.C184])" office:value-type="currency" office:currency="BRL" office:value="10.4" calcext:value-type="currency">
            <text:p>R$ 10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0" calcext:value-type="currency">
            <text:p>R$ 120,00</text:p>
          </table:table-cell>
          <table:table-cell table:style-name="ce31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Automovel</text:p>
          </table:table-cell>
          <table:table-cell table:style-name="ce37" office:value-type="string" calcext:value-type="string">
            <text:p>Abertura/pix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185]-[.C185])" office:value-type="currency" office:currency="BRL" office:value="120" calcext:value-type="currency">
            <text:p>R$ 120,00</text:p>
          </table:table-cell>
          <table:table-cell table:style-name="ce37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10" calcext:value-type="currency">
            <text:p>R$ 110,00</text:p>
          </table:table-cell>
          <table:table-cell table:style-name="ce31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Residencial</text:p>
          </table:table-cell>
          <table:table-cell table:style-name="ce37" office:value-type="string" calcext:value-type="string">
            <text:p>Abertura/pix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186]-[.C186])" office:value-type="currency" office:currency="BRL" office:value="110" calcext:value-type="currency">
            <text:p>R$ 110,00</text:p>
          </table:table-cell>
          <table:table-cell table:style-name="ce37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7]-[.C18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8]-[.C18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9]-[.C18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0]-[.C19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1]-[.C19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2]-[.C19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3]-[.C19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4]-[.C19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5]-[.C19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6]-[.C19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7]-[.C19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8]-[.C19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9]-[.C19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168:.B199])" office:value-type="currency" office:currency="BRL" office:value="1593" calcext:value-type="currency">
            <text:p>R$ 1.593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168:.C199])" office:value-type="currency" office:currency="BRL" office:value="380.93" calcext:value-type="currency">
            <text:p>R$ 380,93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202]-[.C203])" office:value-type="currency" office:currency="BRL" office:value="1212.07" calcext:value-type="currency">
            <text:p>R$ 1.212,07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07/01/2023 – Chaveiro Água Verde</text:p>
          </table:table-cell>
          <table:covered-table-cell table:number-columns-repeated="5" table:style-name="ce7"/>
          <table:covered-table-cell table:style-name="ce13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24" calcext:value-type="currency">
            <text:p>R$ 24,00</text:p>
          </table:table-cell>
          <table:table-cell table:style-name="ce31" office:value-type="currency" office:currency="BRL" office:value="3.2" calcext:value-type="currency">
            <text:p>R$ 3,20</text:p>
          </table:table-cell>
          <table:table-cell table:style-name="ce37" office:value-type="string" calcext:value-type="string">
            <text:p>ST 1040</text:p>
          </table:table-cell>
          <table:table-cell table:style-name="ce37" office:value-type="string" calcext:value-type="string">
            <text:p>Cópia simples/Din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209]-[.C209])" office:value-type="currency" office:currency="BRL" office:value="20.8" calcext:value-type="currency">
            <text:p>R$ 20,8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" calcext:value-type="currency">
            <text:p>R$ 12,00</text:p>
          </table:table-cell>
          <table:table-cell table:style-name="ce31" office:value-type="currency" office:currency="BRL" office:value="1.6" calcext:value-type="currency">
            <text:p>R$ 1,60</text:p>
          </table:table-cell>
          <table:table-cell table:style-name="ce37" office:value-type="string" calcext:value-type="string">
            <text:p>PD 682</text:p>
          </table:table-cell>
          <table:table-cell table:style-name="ce37" office:value-type="string" calcext:value-type="string">
            <text:p>Cópia simples/Cred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210]-[.C210])" office:value-type="currency" office:currency="BRL" office:value="10.4" calcext:value-type="currency">
            <text:p>R$ 10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35" calcext:value-type="currency">
            <text:p>R$ 135,00</text:p>
          </table:table-cell>
          <table:table-cell table:style-name="ce31" office:value-type="currency" office:currency="BRL" office:value="55" calcext:value-type="currency">
            <text:p>R$ 55,00</text:p>
          </table:table-cell>
          <table:table-cell table:style-name="ce37" office:value-type="string" calcext:value-type="string">
            <text:p>40MM</text:p>
          </table:table-cell>
          <table:table-cell table:style-name="ce37" office:value-type="string" calcext:value-type="string">
            <text:p>Fechadura/Deb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211]-[.C211])" office:value-type="currency" office:currency="BRL" office:value="80" calcext:value-type="currency">
            <text:p>R$ 80,0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24" calcext:value-type="currency">
            <text:p>R$ 24,00</text:p>
          </table:table-cell>
          <table:table-cell table:style-name="ce31" office:value-type="currency" office:currency="BRL" office:value="3.2" calcext:value-type="currency">
            <text:p>R$ 3,20</text:p>
          </table:table-cell>
          <table:table-cell table:style-name="ce37" office:value-type="string" calcext:value-type="string">
            <text:p>PZ 150</text:p>
          </table:table-cell>
          <table:table-cell table:style-name="ce37" office:value-type="string" calcext:value-type="string">
            <text:p>Cópia simples/Deb</text:p>
          </table:table-cell>
          <table:table-cell table:style-name="ce37" office:value-type="float" office:value="2" calcext:value-type="float">
            <text:p>2</text:p>
          </table:table-cell>
          <table:table-cell table:style-name="ce31" table:formula="of:=SUM([.B212]-[.C212])" office:value-type="currency" office:currency="BRL" office:value="20.8" calcext:value-type="currency">
            <text:p>R$ 20,8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48" calcext:value-type="currency">
            <text:p>R$ 48,00</text:p>
          </table:table-cell>
          <table:table-cell table:style-name="ce31" office:value-type="currency" office:currency="BRL" office:value="6.4" calcext:value-type="currency">
            <text:p>R$ 6,40</text:p>
          </table:table-cell>
          <table:table-cell table:style-name="ce37" office:value-type="string" calcext:value-type="string">
            <text:p>HELLA 1195/ST 1040</text:p>
          </table:table-cell>
          <table:table-cell table:style-name="ce37" office:value-type="string" calcext:value-type="string">
            <text:p>Cópia simples/Din</text:p>
          </table:table-cell>
          <table:table-cell table:style-name="ce37" office:value-type="float" office:value="2" calcext:value-type="float">
            <text:p>2</text:p>
          </table:table-cell>
          <table:table-cell table:style-name="ce31" table:formula="of:=SUM([.B213]-[.C213])" office:value-type="currency" office:currency="BRL" office:value="41.6" calcext:value-type="currency">
            <text:p>R$ 41,6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60" calcext:value-type="currency">
            <text:p>R$ 60,00</text:p>
          </table:table-cell>
          <table:table-cell table:style-name="ce31" office:value-type="currency" office:currency="BRL" office:value="25" calcext:value-type="currency">
            <text:p>R$ 25,00</text:p>
          </table:table-cell>
          <table:table-cell table:style-name="ce37" office:value-type="string" calcext:value-type="string">
            <text:p>Oh Pro</text:p>
          </table:table-cell>
          <table:table-cell table:style-name="ce37" office:value-type="string" calcext:value-type="string">
            <text:p>Controle/Din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214]-[.C214])" office:value-type="currency" office:currency="BRL" office:value="35" calcext:value-type="currency">
            <text:p>R$ 35,0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24" calcext:value-type="currency">
            <text:p>R$ 24,00</text:p>
          </table:table-cell>
          <table:table-cell table:style-name="ce31" office:value-type="currency" office:currency="BRL" office:value="3.2" calcext:value-type="currency">
            <text:p>R$ 3,20</text:p>
          </table:table-cell>
          <table:table-cell table:style-name="ce37" office:value-type="string" calcext:value-type="string">
            <text:p>PILL LAND 1067/ALI 72</text:p>
          </table:table-cell>
          <table:table-cell table:style-name="ce37" office:value-type="string" calcext:value-type="string">
            <text:p>Cópia simples/Din e Deb</text:p>
          </table:table-cell>
          <table:table-cell table:style-name="ce37" office:value-type="float" office:value="2" calcext:value-type="float">
            <text:p>2</text:p>
          </table:table-cell>
          <table:table-cell table:style-name="ce31" table:formula="of:=SUM([.B215]-[.C215])" office:value-type="currency" office:currency="BRL" office:value="20.8" calcext:value-type="currency">
            <text:p>R$ 20,8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33" calcext:value-type="currency">
            <text:p>R$ 133,00</text:p>
          </table:table-cell>
          <table:table-cell table:style-name="ce31" office:value-type="currency" office:currency="BRL" office:value="70" calcext:value-type="currency">
            <text:p>R$ 70,00</text:p>
          </table:table-cell>
          <table:table-cell table:style-name="ce37" office:value-type="string" calcext:value-type="string">
            <text:p>Peccinin</text:p>
          </table:table-cell>
          <table:table-cell table:style-name="ce37" office:value-type="string" calcext:value-type="string">
            <text:p>Controle/Pix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216]-[.C216])" office:value-type="currency" office:currency="BRL" office:value="63" calcext:value-type="currency">
            <text:p>R$ 63,0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200" calcext:value-type="currency">
            <text:p>R$ 200,00</text:p>
          </table:table-cell>
          <table:table-cell table:style-name="ce31" office:value-type="currency" office:currency="BRL" office:value="39.6" calcext:value-type="currency">
            <text:p>R$ 39,60</text:p>
          </table:table-cell>
          <table:table-cell table:style-name="ce37" office:value-type="string" calcext:value-type="string">
            <text:p>Porta de Vidro</text:p>
          </table:table-cell>
          <table:table-cell table:style-name="ce37" office:value-type="string" calcext:value-type="string">
            <text:p>Cópia simples;miolo/</text:p>
          </table:table-cell>
          <table:table-cell table:style-name="ce37" office:value-type="float" office:value="6" calcext:value-type="float">
            <text:p>6</text:p>
          </table:table-cell>
          <table:table-cell table:style-name="ce31" table:formula="of:=SUM([.B217]-[.C217])" office:value-type="currency" office:currency="BRL" office:value="160.4" calcext:value-type="currency">
            <text:p>R$ 160,40</text:p>
          </table:table-cell>
          <table:table-cell table:style-name="ce37" office:value-type="string" calcext:value-type="string">
            <text:p>Ex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8]-[.C21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9]-[.C21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0]-[.C22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1]-[.C22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2]-[.C22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3]-[.C22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4]-[.C22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5]-[.C22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6]-[.C22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7]-[.C22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8]-[.C22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9]-[.C22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0]-[.C23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1]-[.C23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2]-[.C23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3]-[.C23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4]-[.C23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5]-[.C23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6]-[.C23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7]-[.C23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8]-[.C23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9]-[.C23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40]-[.C24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209:.B240])" office:value-type="currency" office:currency="BRL" office:value="660" calcext:value-type="currency">
            <text:p>R$ 66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209:.C240])" office:value-type="currency" office:currency="BRL" office:value="207.2" calcext:value-type="currency">
            <text:p>R$ 207,2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243]-[.C244])" office:value-type="currency" office:currency="BRL" office:value="452.8" calcext:value-type="currency">
            <text:p>R$ 452,80</text:p>
          </table:table-cell>
          <table:table-cell table:number-columns-repeated="16381"/>
        </table:table-row>
        <table:table-row table:style-name="ro1" table:number-rows-repeated="10483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º Semana" table:style-name="ta2">
        <table:table-column table:style-name="co1" table:default-cell-style-name="ce28"/>
        <table:table-column table:style-name="co2" table:number-columns-repeated="2" table:default-cell-style-name="ce28"/>
        <table:table-column table:style-name="co11" table:default-cell-style-name="ce28"/>
        <table:table-column table:style-name="co12" table:default-cell-style-name="ce28"/>
        <table:table-column table:style-name="co2" table:default-cell-style-name="ce28"/>
        <table:table-column table:style-name="co5" table:default-cell-style-name="ce28"/>
        <table:table-column table:style-name="co6" table:default-cell-style-name="ce12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2" table:number-columns-repeated="16372" table:default-cell-style-name="ce28"/>
        <table:table-row table:style-name="ro1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09/01/2023 – Chaveiro Água Verde</text:p>
          </table:table-cell>
          <table:covered-table-cell table:number-columns-repeated="5" table:style-name="ce7"/>
          <table:covered-table-cell table:style-name="ce13"/>
          <table:table-cell/>
          <table:table-cell table:style-name="ce5" office:value-type="string" calcext:value-type="string" table:number-columns-spanned="3" table:number-rows-spanned="1">
            <text:p>TOTAIS DA SEMANA</text:p>
          </table:table-cell>
          <table:covered-table-cell table:number-columns-repeated="2" table:style-name="ce5"/>
          <table:table-cell table:number-columns-repeated="16372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/>
          <table:table-cell table:style-name="ce5" office:value-type="string" calcext:value-type="string">
            <text:p>VALOR BRUTO</text:p>
          </table:table-cell>
          <table:table-cell table:style-name="ce5" office:value-type="string" calcext:value-type="string">
            <text:p>VALOR DESPESAS</text:p>
          </table:table-cell>
          <table:table-cell table:style-name="ce5" office:value-type="string" calcext:value-type="string">
            <text:p>VALOR LÍQUIDO</text:p>
          </table:table-cell>
          <table:table-cell table:number-columns-repeated="16372"/>
        </table:table-row>
        <table:table-row table:style-name="ro1">
          <table:table-cell/>
          <table:table-cell table:style-name="ce31" office:value-type="currency" office:currency="BRL" office:value="72" calcext:value-type="currency">
            <text:p>R$ 72,00</text:p>
          </table:table-cell>
          <table:table-cell table:style-name="ce31" table:formula="of:=SUM(1.6+5+6)" office:value-type="currency" office:currency="BRL" office:value="12.6" calcext:value-type="currency">
            <text:p>R$ 12,60</text:p>
          </table:table-cell>
          <table:table-cell table:style-name="ce37" office:value-type="string" calcext:value-type="string">
            <text:p>Pd 310 / Pd 295</text:p>
          </table:table-cell>
          <table:table-cell table:style-name="ce37" office:value-type="string" calcext:value-type="string">
            <text:p>Cópia YALE;tetra;Suporte quebra-sol/Deb</text:p>
          </table:table-cell>
          <table:table-cell table:style-name="ce37" office:value-type="float" office:value="2" calcext:value-type="float">
            <text:p>2</text:p>
          </table:table-cell>
          <table:table-cell table:style-name="ce31" table:formula="of:=SUM([.B4]-[.C4])" office:value-type="currency" office:currency="BRL" office:value="59.4" calcext:value-type="currency">
            <text:p>R$ 59,40</text:p>
          </table:table-cell>
          <table:table-cell table:style-name="ce37" office:value-type="string" calcext:value-type="string">
            <text:p>Interno</text:p>
          </table:table-cell>
          <table:table-cell/>
          <table:table-cell table:style-name="ce40" table:formula="of:=SUM([.C38]+[.C79]+[.C120]+[.C161]+[.C202]+[.C243])" office:value-type="currency" office:currency="BRL" office:value="562" calcext:value-type="currency">
            <text:p>R$ 562,00</text:p>
          </table:table-cell>
          <table:table-cell table:style-name="ce40" table:formula="of:=SUM([.C39]+[.C80]+[.C121]+[.C162]+[.C203]+[.C244])" office:value-type="currency" office:currency="BRL" office:value="114.8" calcext:value-type="currency">
            <text:p>R$ 114,80</text:p>
          </table:table-cell>
          <table:table-cell table:style-name="ce40" table:formula="of:=SUM([.C40]+[.C81]+[.C122]+[.C163]+[.C204]+[.C245])" office:value-type="currency" office:currency="BRL" office:value="447.2" calcext:value-type="currency">
            <text:p>R$ 447,20</text:p>
          </table:table-cell>
          <table:table-cell table:number-columns-repeated="16372"/>
        </table:table-row>
        <table:table-row table:style-name="ro1">
          <table:table-cell/>
          <table:table-cell table:style-name="ce31" office:value-type="currency" office:currency="BRL" office:value="72" calcext:value-type="currency">
            <text:p>R$ 72,00</text:p>
          </table:table-cell>
          <table:table-cell table:style-name="ce31" office:value-type="currency" office:currency="BRL" office:value="9.6" calcext:value-type="currency">
            <text:p>R$ 9,60</text:p>
          </table:table-cell>
          <table:table-cell table:style-name="ce37" office:value-type="string" calcext:value-type="string">
            <text:p>AR 832/ST 1030</text:p>
          </table:table-cell>
          <table:table-cell table:style-name="ce37" office:value-type="string" calcext:value-type="string">
            <text:p>Cópia simples/Pix</text:p>
          </table:table-cell>
          <table:table-cell table:style-name="ce37" office:value-type="float" office:value="6" calcext:value-type="float">
            <text:p>6</text:p>
          </table:table-cell>
          <table:table-cell table:style-name="ce31" table:formula="of:=SUM([.B5]-[.C5])" office:value-type="currency" office:currency="BRL" office:value="62.4" calcext:value-type="currency">
            <text:p>R$ 62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20" calcext:value-type="currency">
            <text:p>R$ 20,00</text:p>
          </table:table-cell>
          <table:table-cell table:style-name="ce31" office:value-type="currency" office:currency="BRL" office:value="5.6" calcext:value-type="currency">
            <text:p>R$ 5,60</text:p>
          </table:table-cell>
          <table:table-cell table:style-name="ce37" office:value-type="string" calcext:value-type="string">
            <text:p>CR 2032</text:p>
          </table:table-cell>
          <table:table-cell table:style-name="ce37" office:value-type="string" calcext:value-type="string">
            <text:p>Troca de Pilha/Din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6]-[.C6])" office:value-type="currency" office:currency="BRL" office:value="14.4" calcext:value-type="currency">
            <text:p>R$ 14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24" calcext:value-type="currency">
            <text:p>R$ 24,00</text:p>
          </table:table-cell>
          <table:table-cell table:style-name="ce31" office:value-type="currency" office:currency="BRL" office:value="3.2" calcext:value-type="currency">
            <text:p>R$ 3,20</text:p>
          </table:table-cell>
          <table:table-cell table:style-name="ce37" office:value-type="string" calcext:value-type="string">
            <text:p>SOP 952</text:p>
          </table:table-cell>
          <table:table-cell table:style-name="ce37" office:value-type="string" calcext:value-type="string">
            <text:p>Cópia simples/Deb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7]-[.C7])" office:value-type="currency" office:currency="BRL" office:value="20.8" calcext:value-type="currency">
            <text:p>R$ 20,8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" calcext:value-type="currency">
            <text:p>R$ 12,00</text:p>
          </table:table-cell>
          <table:table-cell table:style-name="ce31" office:value-type="currency" office:currency="BRL" office:value="1.6" calcext:value-type="currency">
            <text:p>R$ 1,60</text:p>
          </table:table-cell>
          <table:table-cell table:style-name="ce37" office:value-type="string" calcext:value-type="string">
            <text:p>St 1040</text:p>
          </table:table-cell>
          <table:table-cell table:style-name="ce37" office:value-type="string" calcext:value-type="string">
            <text:p>Cópia simples/Deb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8]-[.C8])" office:value-type="currency" office:currency="BRL" office:value="10.4" calcext:value-type="currency">
            <text:p>R$ 10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20" calcext:value-type="currency">
            <text:p>R$ 20,00</text:p>
          </table:table-cell>
          <table:table-cell table:style-name="ce31" office:value-type="currency" office:currency="BRL" office:value="5.6" calcext:value-type="currency">
            <text:p>R$ 5,60</text:p>
          </table:table-cell>
          <table:table-cell table:style-name="ce37" office:value-type="float" office:value="2016" calcext:value-type="float">
            <text:p>2016</text:p>
          </table:table-cell>
          <table:table-cell table:style-name="ce37" office:value-type="string" calcext:value-type="string">
            <text:p>Troca de Pilha/Cred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9]-[.C9])" office:value-type="currency" office:currency="BRL" office:value="14.4" calcext:value-type="currency">
            <text:p>R$ 14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0" calcext:value-type="currency">
            <text:p>R$ 120,00</text:p>
          </table:table-cell>
          <table:table-cell table:style-name="ce31" office:value-type="currency" office:currency="BRL" office:value="16" calcext:value-type="currency">
            <text:p>R$ 16,00</text:p>
          </table:table-cell>
          <table:table-cell table:style-name="ce37" office:value-type="string" calcext:value-type="string">
            <text:p>PD 682</text:p>
          </table:table-cell>
          <table:table-cell table:style-name="ce37" office:value-type="string" calcext:value-type="string">
            <text:p>Cópia simples/Deb</text:p>
          </table:table-cell>
          <table:table-cell table:style-name="ce37" office:value-type="float" office:value="10" calcext:value-type="float">
            <text:p>10</text:p>
          </table:table-cell>
          <table:table-cell table:style-name="ce31" table:formula="of:=SUM([.B10]-[.C10])" office:value-type="currency" office:currency="BRL" office:value="104" calcext:value-type="currency">
            <text:p>R$ 104,0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48" calcext:value-type="currency">
            <text:p>R$ 48,00</text:p>
          </table:table-cell>
          <table:table-cell table:style-name="ce31" office:value-type="currency" office:currency="BRL" office:value="6.4" calcext:value-type="currency">
            <text:p>R$ 6,40</text:p>
          </table:table-cell>
          <table:table-cell table:style-name="ce37" office:value-type="string" calcext:value-type="string">
            <text:p>ST 838</text:p>
          </table:table-cell>
          <table:table-cell table:style-name="ce37" office:value-type="string" calcext:value-type="string">
            <text:p>Cópia simples/Deb</text:p>
          </table:table-cell>
          <table:table-cell table:style-name="ce37" office:value-type="float" office:value="4" calcext:value-type="float">
            <text:p>4</text:p>
          </table:table-cell>
          <table:table-cell table:style-name="ce31" table:formula="of:=SUM([.B11]-[.C11])" office:value-type="currency" office:currency="BRL" office:value="41.6" calcext:value-type="currency">
            <text:p>R$ 41,6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/>
          <table:table-cell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2]-[.C1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60" calcext:value-type="currency">
            <text:p>R$ 60,00</text:p>
          </table:table-cell>
          <table:table-cell table:style-name="ce31" office:value-type="currency" office:currency="BRL" office:value="28" calcext:value-type="currency">
            <text:p>R$ 28,00</text:p>
          </table:table-cell>
          <table:table-cell table:style-name="ce37" office:value-type="string" calcext:value-type="string">
            <text:p>Oh Pro</text:p>
          </table:table-cell>
          <table:table-cell table:style-name="ce37" office:value-type="string" calcext:value-type="string">
            <text:p>Controle/Deb</text:p>
          </table:table-cell>
          <table:table-cell table:style-name="ce37" office:value-type="float" office:value="0" calcext:value-type="float">
            <text:p>0</text:p>
          </table:table-cell>
          <table:table-cell table:style-name="ce31" table:formula="of:=SUM([.B13]-[.C13])" office:value-type="currency" office:currency="BRL" office:value="32" calcext:value-type="currency">
            <text:p>R$ 32,0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48" calcext:value-type="currency">
            <text:p>R$ 48,00</text:p>
          </table:table-cell>
          <table:table-cell table:style-name="ce31" office:value-type="currency" office:currency="BRL" office:value="6.4" calcext:value-type="currency">
            <text:p>R$ 6,40</text:p>
          </table:table-cell>
          <table:table-cell table:style-name="ce37" office:value-type="string" calcext:value-type="string">
            <text:p>PD 682</text:p>
          </table:table-cell>
          <table:table-cell table:style-name="ce37" office:value-type="string" calcext:value-type="string">
            <text:p>Cópia simples/Pix</text:p>
          </table:table-cell>
          <table:table-cell table:style-name="ce37" office:value-type="float" office:value="4" calcext:value-type="float">
            <text:p>4</text:p>
          </table:table-cell>
          <table:table-cell table:style-name="ce31" table:formula="of:=SUM([.B14]-[.C14])" office:value-type="currency" office:currency="BRL" office:value="41.6" calcext:value-type="currency">
            <text:p>R$ 41,6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" calcext:value-type="currency">
            <text:p>R$ 12,00</text:p>
          </table:table-cell>
          <table:table-cell table:style-name="ce31" office:value-type="currency" office:currency="BRL" office:value="1.6" calcext:value-type="currency">
            <text:p>R$ 1,60</text:p>
          </table:table-cell>
          <table:table-cell table:style-name="ce37" office:value-type="string" calcext:value-type="string">
            <text:p>3F</text:p>
          </table:table-cell>
          <table:table-cell table:style-name="ce37" office:value-type="string" calcext:value-type="string">
            <text:p>Cópia simples/Din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15]-[.C15])" office:value-type="currency" office:currency="BRL" office:value="10.4" calcext:value-type="currency">
            <text:p>R$ 10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12" calcext:value-type="currency">
            <text:p>R$ 12,00</text:p>
          </table:table-cell>
          <table:table-cell table:style-name="ce31" office:value-type="currency" office:currency="BRL" office:value="1.6" calcext:value-type="currency">
            <text:p>R$ 1,60</text:p>
          </table:table-cell>
          <table:table-cell table:style-name="ce37" office:value-type="string" calcext:value-type="string">
            <text:p>SOP 952</text:p>
          </table:table-cell>
          <table:table-cell table:style-name="ce37" office:value-type="string" calcext:value-type="string">
            <text:p>Cópia simples/Deb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16]-[.C16])" office:value-type="currency" office:currency="BRL" office:value="10.4" calcext:value-type="currency">
            <text:p>R$ 10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style-name="ce31" office:value-type="currency" office:currency="BRL" office:value="42" calcext:value-type="currency">
            <text:p>R$ 42,00</text:p>
          </table:table-cell>
          <table:table-cell table:style-name="ce31" office:value-type="currency" office:currency="BRL" office:value="16.6" calcext:value-type="currency">
            <text:p>R$ 16,60</text:p>
          </table:table-cell>
          <table:table-cell table:style-name="ce37" office:value-type="string" calcext:value-type="string">
            <text:p>DM/IMAB 721</text:p>
          </table:table-cell>
          <table:table-cell table:style-name="ce37" office:value-type="string" calcext:value-type="string">
            <text:p>Cópia simples;tag/Deb</text:p>
          </table:table-cell>
          <table:table-cell table:style-name="ce37" office:value-type="float" office:value="1" calcext:value-type="float">
            <text:p>1</text:p>
          </table:table-cell>
          <table:table-cell table:style-name="ce31" table:formula="of:=SUM([.B17]-[.C17])" office:value-type="currency" office:currency="BRL" office:value="25.4" calcext:value-type="currency">
            <text:p>R$ 25,40</text:p>
          </table:table-cell>
          <table:table-cell table:style-name="ce37" office:value-type="string" calcext:value-type="string">
            <text:p>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]-[.C1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]-[.C1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0]-[.C2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]-[.C2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]-[.C2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]-[.C2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4]-[.C2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5]-[.C2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6]-[.C2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7]-[.C2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8]-[.C2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9]-[.C2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0]-[.C3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1]-[.C3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2]-[.C3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3]-[.C3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4]-[.C3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5]-[.C3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4:.B35])" office:value-type="currency" office:currency="BRL" office:value="562" calcext:value-type="currency">
            <text:p>R$ 562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4:.C35])" office:value-type="currency" office:currency="BRL" office:value="114.8" calcext:value-type="currency">
            <text:p>R$ 114,8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38]-[.C39])" office:value-type="currency" office:currency="BRL" office:value="447.2" calcext:value-type="currency">
            <text:p>R$ 447,2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10/01/2023 – Chaveiro Água Verde</text:p>
          </table:table-cell>
          <table:covered-table-cell table:number-columns-repeated="5" table:style-name="ce7"/>
          <table:covered-table-cell table:style-name="ce13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5]-[.C4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6]-[.C4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7]-[.C4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8]-[.C4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9]-[.C4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0]-[.C5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1]-[.C5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2]-[.C5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3]-[.C5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4]-[.C5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5]-[.C5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6]-[.C5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7]-[.C5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8]-[.C5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9]-[.C5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0]-[.C6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1]-[.C6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2]-[.C6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3]-[.C6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4]-[.C6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5]-[.C6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6]-[.C6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7]-[.C6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8]-[.C6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9]-[.C6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0]-[.C7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1]-[.C7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2]-[.C7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3]-[.C7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4]-[.C7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5]-[.C7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6]-[.C7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45:.B76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45:.C76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79]-[.C8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11/01/2023 – Chaveiro Água Verde</text:p>
          </table:table-cell>
          <table:covered-table-cell table:number-columns-repeated="5" table:style-name="ce7"/>
          <table:covered-table-cell table:style-name="ce13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6]-[.C8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7]-[.C8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8]-[.C8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9]-[.C8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0]-[.C9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1]-[.C9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2]-[.C9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3]-[.C9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4]-[.C9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5]-[.C9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6]-[.C9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7]-[.C9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8]-[.C9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9]-[.C9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0]-[.C10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1]-[.C10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2]-[.C10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3]-[.C10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4]-[.C10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5]-[.C10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6]-[.C10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7]-[.C10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8]-[.C10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9]-[.C10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0]-[.C11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1]-[.C11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2]-[.C11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3]-[.C11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4]-[.C11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5]-[.C11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6]-[.C11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7]-[.C11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86:.B117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86:.C117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120]-[.C121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12/01/2023 – Chaveiro Água Verde</text:p>
          </table:table-cell>
          <table:covered-table-cell table:number-columns-repeated="5" table:style-name="ce7"/>
          <table:covered-table-cell table:style-name="ce13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27]-[.C12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28]-[.C12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29]-[.C12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0]-[.C13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1]-[.C13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2]-[.C13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3]-[.C13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4]-[.C13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5]-[.C13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6]-[.C13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7]-[.C13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8]-[.C13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9]-[.C13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0]-[.C14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1]-[.C14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2]-[.C14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3]-[.C14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4]-[.C14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5]-[.C14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6]-[.C14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7]-[.C14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8]-[.C14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9]-[.C14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0]-[.C15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1]-[.C15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2]-[.C15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3]-[.C15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4]-[.C15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5]-[.C15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6]-[.C15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7]-[.C15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8]-[.C15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127:.B158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127:.C158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161]-[.C162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13/01/2023 – Chaveiro Água Verde</text:p>
          </table:table-cell>
          <table:covered-table-cell table:number-columns-repeated="5" table:style-name="ce7"/>
          <table:covered-table-cell table:style-name="ce13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68]-[.C16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69]-[.C16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0]-[.C17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1]-[.C17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2]-[.C17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3]-[.C17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4]-[.C17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5]-[.C17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6]-[.C17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7]-[.C17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8]-[.C17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9]-[.C17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0]-[.C18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1]-[.C18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2]-[.C18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3]-[.C18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4]-[.C18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5]-[.C18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6]-[.C18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7]-[.C18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8]-[.C18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9]-[.C18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0]-[.C19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1]-[.C19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2]-[.C19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3]-[.C19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4]-[.C19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5]-[.C19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6]-[.C19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7]-[.C19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8]-[.C19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9]-[.C19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168:.B19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168:.C199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202]-[.C203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14/01/2023 – Chaveiro Água Verde</text:p>
          </table:table-cell>
          <table:covered-table-cell table:number-columns-repeated="5" table:style-name="ce7"/>
          <table:covered-table-cell table:style-name="ce13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09]-[.C20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0]-[.C21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1]-[.C21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2]-[.C21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3]-[.C21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4]-[.C21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5]-[.C21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6]-[.C21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7]-[.C21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8]-[.C21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9]-[.C21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0]-[.C22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1]-[.C22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2]-[.C22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3]-[.C22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4]-[.C22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5]-[.C22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6]-[.C22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7]-[.C22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8]-[.C22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9]-[.C22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0]-[.C23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1]-[.C23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2]-[.C23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3]-[.C23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4]-[.C23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5]-[.C23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6]-[.C23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7]-[.C23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8]-[.C23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9]-[.C23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40]-[.C24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209:.B24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209:.C240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243]-[.C244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10483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3º Semana" table:style-name="ta3">
        <table:table-column table:style-name="co1" table:default-cell-style-name="ce28"/>
        <table:table-column table:style-name="co2" table:number-columns-repeated="2" table:default-cell-style-name="ce28"/>
        <table:table-column table:style-name="co11" table:default-cell-style-name="ce28"/>
        <table:table-column table:style-name="co4" table:default-cell-style-name="ce28"/>
        <table:table-column table:style-name="co2" table:default-cell-style-name="ce28"/>
        <table:table-column table:style-name="co5" table:default-cell-style-name="ce28"/>
        <table:table-column table:style-name="co6" table:default-cell-style-name="ce12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2" table:number-columns-repeated="16372" table:default-cell-style-name="ce28"/>
        <table:table-row table:style-name="ro1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16/01/2023 – Chaveiro Água Verde</text:p>
          </table:table-cell>
          <table:covered-table-cell table:number-columns-repeated="5" table:style-name="ce7"/>
          <table:covered-table-cell table:style-name="ce13"/>
          <table:table-cell/>
          <table:table-cell table:style-name="ce5" office:value-type="string" calcext:value-type="string" table:number-columns-spanned="3" table:number-rows-spanned="1">
            <text:p>TOTAIS DA SEMANA</text:p>
          </table:table-cell>
          <table:covered-table-cell table:number-columns-repeated="2" table:style-name="ce5"/>
          <table:table-cell table:number-columns-repeated="16372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/>
          <table:table-cell table:style-name="ce5" office:value-type="string" calcext:value-type="string">
            <text:p>VALOR BRUTO</text:p>
          </table:table-cell>
          <table:table-cell table:style-name="ce5" office:value-type="string" calcext:value-type="string">
            <text:p>VALOR DESPESAS</text:p>
          </table:table-cell>
          <table:table-cell table:style-name="ce5" office:value-type="string" calcext:value-type="string">
            <text:p>VALOR LÍQUIDO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]-[.C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/>
          <table:table-cell table:style-name="ce40" table:formula="of:=SUM([.C38]+[.C79]+[.C120]+[.C161]+[.C202]+[.C243])" office:value-type="currency" office:currency="BRL" office:value="0" calcext:value-type="currency">
            <text:p>R$ 0,00</text:p>
          </table:table-cell>
          <table:table-cell table:style-name="ce40" table:formula="of:=SUM([.C39]+[.C80]+[.C121]+[.C162]+[.C203]+[.C244])" office:value-type="currency" office:currency="BRL" office:value="0" calcext:value-type="currency">
            <text:p>R$ 0,00</text:p>
          </table:table-cell>
          <table:table-cell table:style-name="ce40" table:formula="of:=SUM([.C40]+[.C81]+[.C122]+[.C163]+[.C204]+[.C245])" office:value-type="currency" office:currency="BRL" office:value="0" calcext:value-type="currency">
            <text:p>R$ 0,00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]-[.C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]-[.C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]-[.C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]-[.C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]-[.C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]-[.C1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]-[.C1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2]-[.C1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]-[.C1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]-[.C1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]-[.C1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6]-[.C1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]-[.C1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]-[.C1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]-[.C1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0]-[.C2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]-[.C2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]-[.C2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]-[.C2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4]-[.C2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5]-[.C2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6]-[.C2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7]-[.C2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8]-[.C2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9]-[.C2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0]-[.C3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1]-[.C3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2]-[.C3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3]-[.C3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4]-[.C3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5]-[.C3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4:.B35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4:.C35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38]-[.C3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17/01/2023 – Chaveiro Água Verde</text:p>
          </table:table-cell>
          <table:covered-table-cell table:number-columns-repeated="5" table:style-name="ce7"/>
          <table:covered-table-cell table:style-name="ce13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5]-[.C4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6]-[.C4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7]-[.C4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8]-[.C4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9]-[.C4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0]-[.C5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1]-[.C5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2]-[.C5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3]-[.C5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4]-[.C5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5]-[.C5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6]-[.C5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7]-[.C5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8]-[.C5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9]-[.C5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0]-[.C6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1]-[.C6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2]-[.C6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3]-[.C6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4]-[.C6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5]-[.C6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6]-[.C6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7]-[.C6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8]-[.C6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9]-[.C6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0]-[.C7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1]-[.C7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2]-[.C7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3]-[.C7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4]-[.C7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5]-[.C7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6]-[.C7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45:.B76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45:.C76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79]-[.C8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18/01/2023 – Chaveiro Água Verde</text:p>
          </table:table-cell>
          <table:covered-table-cell table:number-columns-repeated="5" table:style-name="ce7"/>
          <table:covered-table-cell table:style-name="ce13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6]-[.C8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7]-[.C8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8]-[.C8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9]-[.C8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0]-[.C9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1]-[.C9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2]-[.C9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3]-[.C9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4]-[.C9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5]-[.C9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6]-[.C9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7]-[.C9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8]-[.C9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9]-[.C9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0]-[.C10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1]-[.C10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2]-[.C10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3]-[.C10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4]-[.C10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5]-[.C10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6]-[.C10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7]-[.C10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8]-[.C10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9]-[.C10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0]-[.C11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1]-[.C11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2]-[.C11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3]-[.C11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4]-[.C11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5]-[.C11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6]-[.C11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7]-[.C11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86:.B117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86:.C117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120]-[.C121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19/01/2023 – Chaveiro Água Verde</text:p>
          </table:table-cell>
          <table:covered-table-cell table:number-columns-repeated="5" table:style-name="ce7"/>
          <table:covered-table-cell table:style-name="ce13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27]-[.C12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28]-[.C12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29]-[.C12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0]-[.C13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1]-[.C13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2]-[.C13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3]-[.C13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4]-[.C13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5]-[.C13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6]-[.C13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7]-[.C13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8]-[.C13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9]-[.C13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0]-[.C14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1]-[.C14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2]-[.C14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3]-[.C14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4]-[.C14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5]-[.C14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6]-[.C14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7]-[.C14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8]-[.C14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9]-[.C14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0]-[.C15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1]-[.C15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2]-[.C15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3]-[.C15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4]-[.C15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5]-[.C15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6]-[.C15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7]-[.C15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8]-[.C15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127:.B158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127:.C158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161]-[.C162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20/01/2023 – Chaveiro Água Verde</text:p>
          </table:table-cell>
          <table:covered-table-cell table:number-columns-repeated="5" table:style-name="ce7"/>
          <table:covered-table-cell table:style-name="ce13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68]-[.C16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69]-[.C16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0]-[.C17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1]-[.C17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2]-[.C17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3]-[.C17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4]-[.C17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5]-[.C17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6]-[.C17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7]-[.C17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8]-[.C17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9]-[.C17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0]-[.C18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1]-[.C18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2]-[.C18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3]-[.C18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4]-[.C18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5]-[.C18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6]-[.C18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7]-[.C18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8]-[.C18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9]-[.C18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0]-[.C19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1]-[.C19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2]-[.C19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3]-[.C19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4]-[.C19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5]-[.C19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6]-[.C19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7]-[.C19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8]-[.C19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9]-[.C19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168:.B19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168:.C199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202]-[.C203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21/01/2023 – Chaveiro Água Verde</text:p>
          </table:table-cell>
          <table:covered-table-cell table:number-columns-repeated="5" table:style-name="ce7"/>
          <table:covered-table-cell table:style-name="ce13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09]-[.C20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0]-[.C21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1]-[.C21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2]-[.C21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3]-[.C21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4]-[.C21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5]-[.C21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6]-[.C21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7]-[.C21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8]-[.C21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9]-[.C21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0]-[.C22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1]-[.C22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2]-[.C22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3]-[.C22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4]-[.C22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5]-[.C22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6]-[.C22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7]-[.C22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8]-[.C22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9]-[.C22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0]-[.C23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1]-[.C23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2]-[.C23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3]-[.C23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4]-[.C23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5]-[.C23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6]-[.C23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7]-[.C23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8]-[.C23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9]-[.C23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40]-[.C24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209:.B24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209:.C240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243]-[.C244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10483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4º Semana" table:style-name="ta4">
        <table:table-column table:style-name="co1" table:default-cell-style-name="ce28"/>
        <table:table-column table:style-name="co2" table:number-columns-repeated="2" table:default-cell-style-name="ce28"/>
        <table:table-column table:style-name="co11" table:default-cell-style-name="ce28"/>
        <table:table-column table:style-name="co4" table:default-cell-style-name="ce28"/>
        <table:table-column table:style-name="co2" table:default-cell-style-name="ce28"/>
        <table:table-column table:style-name="co5" table:default-cell-style-name="ce28"/>
        <table:table-column table:style-name="co6" table:default-cell-style-name="ce12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2" table:number-columns-repeated="16372" table:default-cell-style-name="ce28"/>
        <table:table-row table:style-name="ro1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23/01/2023 – Chaveiro Água Verde</text:p>
          </table:table-cell>
          <table:covered-table-cell table:number-columns-repeated="5" table:style-name="ce7"/>
          <table:covered-table-cell table:style-name="ce13"/>
          <table:table-cell/>
          <table:table-cell table:style-name="ce5" office:value-type="string" calcext:value-type="string" table:number-columns-spanned="3" table:number-rows-spanned="1">
            <text:p>TOTAIS DA SEMANA</text:p>
          </table:table-cell>
          <table:covered-table-cell table:number-columns-repeated="2" table:style-name="ce5"/>
          <table:table-cell table:number-columns-repeated="16372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/>
          <table:table-cell table:style-name="ce5" office:value-type="string" calcext:value-type="string">
            <text:p>VALOR BRUTO</text:p>
          </table:table-cell>
          <table:table-cell table:style-name="ce5" office:value-type="string" calcext:value-type="string">
            <text:p>VALOR DESPESAS</text:p>
          </table:table-cell>
          <table:table-cell table:style-name="ce5" office:value-type="string" calcext:value-type="string">
            <text:p>VALOR LÍQUIDO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]-[.C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/>
          <table:table-cell table:style-name="ce40" table:formula="of:=SUM([.C38]+[.C79]+[.C120]+[.C161]+[.C202]+[.C243])" office:value-type="currency" office:currency="BRL" office:value="0" calcext:value-type="currency">
            <text:p>R$ 0,00</text:p>
          </table:table-cell>
          <table:table-cell table:style-name="ce40" table:formula="of:=SUM([.C39]+[.C80]+[.C121]+[.C162]+[.C203]+[.C244])" office:value-type="currency" office:currency="BRL" office:value="0" calcext:value-type="currency">
            <text:p>R$ 0,00</text:p>
          </table:table-cell>
          <table:table-cell table:style-name="ce40" table:formula="of:=SUM([.C40]+[.C81]+[.C122]+[.C163]+[.C204]+[.C245])" office:value-type="currency" office:currency="BRL" office:value="0" calcext:value-type="currency">
            <text:p>R$ 0,00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]-[.C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]-[.C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]-[.C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]-[.C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]-[.C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]-[.C1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]-[.C1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2]-[.C1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]-[.C1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]-[.C1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]-[.C1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6]-[.C1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]-[.C1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]-[.C1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]-[.C1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0]-[.C2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]-[.C2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]-[.C2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]-[.C2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4]-[.C2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5]-[.C2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6]-[.C2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7]-[.C2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8]-[.C2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9]-[.C2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0]-[.C3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1]-[.C3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2]-[.C3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3]-[.C3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4]-[.C3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5]-[.C3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4:.B35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4:.C35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38]-[.C3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24/01/2023 – Chaveiro Água Verde</text:p>
          </table:table-cell>
          <table:covered-table-cell table:number-columns-repeated="5" table:style-name="ce7"/>
          <table:covered-table-cell table:style-name="ce13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5]-[.C4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6]-[.C4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7]-[.C4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8]-[.C4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9]-[.C4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0]-[.C5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1]-[.C5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2]-[.C5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3]-[.C5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4]-[.C5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5]-[.C5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6]-[.C5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7]-[.C5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8]-[.C5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9]-[.C5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0]-[.C6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1]-[.C6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2]-[.C6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3]-[.C6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4]-[.C6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5]-[.C6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6]-[.C6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7]-[.C6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8]-[.C6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9]-[.C6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0]-[.C7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1]-[.C7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2]-[.C7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3]-[.C7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4]-[.C7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5]-[.C7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6]-[.C7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45:.B76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45:.C76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79]-[.C8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25/01/2023 – Chaveiro Água Verde</text:p>
          </table:table-cell>
          <table:covered-table-cell table:number-columns-repeated="5" table:style-name="ce7"/>
          <table:covered-table-cell table:style-name="ce13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6]-[.C8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7]-[.C8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8]-[.C8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9]-[.C8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0]-[.C9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1]-[.C9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2]-[.C9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3]-[.C9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4]-[.C9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5]-[.C9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6]-[.C9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7]-[.C9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8]-[.C9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9]-[.C9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0]-[.C10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1]-[.C10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2]-[.C10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3]-[.C10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4]-[.C10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5]-[.C10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6]-[.C10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7]-[.C10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8]-[.C10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9]-[.C10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0]-[.C11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1]-[.C11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2]-[.C11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3]-[.C11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4]-[.C11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5]-[.C11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6]-[.C11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7]-[.C11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86:.B117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86:.C117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120]-[.C121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26/01/2023 – Chaveiro Água Verde</text:p>
          </table:table-cell>
          <table:covered-table-cell table:number-columns-repeated="5" table:style-name="ce7"/>
          <table:covered-table-cell table:style-name="ce13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27]-[.C12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28]-[.C12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29]-[.C12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0]-[.C13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1]-[.C13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2]-[.C13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3]-[.C13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4]-[.C13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5]-[.C13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6]-[.C13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7]-[.C13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8]-[.C13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9]-[.C13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0]-[.C14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1]-[.C14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2]-[.C14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3]-[.C14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4]-[.C14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5]-[.C14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6]-[.C14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7]-[.C14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8]-[.C14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9]-[.C14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0]-[.C15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1]-[.C15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2]-[.C15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3]-[.C15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4]-[.C15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5]-[.C15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6]-[.C15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7]-[.C15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8]-[.C15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127:.B158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127:.C158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161]-[.C162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27/01/2023 – Chaveiro Água Verde</text:p>
          </table:table-cell>
          <table:covered-table-cell table:number-columns-repeated="5" table:style-name="ce7"/>
          <table:covered-table-cell table:style-name="ce13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68]-[.C16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69]-[.C16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0]-[.C17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1]-[.C17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2]-[.C17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3]-[.C17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4]-[.C17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5]-[.C17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6]-[.C17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7]-[.C17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8]-[.C17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9]-[.C17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0]-[.C18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1]-[.C18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2]-[.C18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3]-[.C18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4]-[.C18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5]-[.C18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6]-[.C18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7]-[.C18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8]-[.C18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9]-[.C18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0]-[.C19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1]-[.C19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2]-[.C19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3]-[.C19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4]-[.C19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5]-[.C19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6]-[.C19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7]-[.C19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8]-[.C19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9]-[.C19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168:.B19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168:.C199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202]-[.C203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28/01/2023 – Chaveiro Água Verde</text:p>
          </table:table-cell>
          <table:covered-table-cell table:number-columns-repeated="5" table:style-name="ce7"/>
          <table:covered-table-cell table:style-name="ce13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09]-[.C20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0]-[.C21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1]-[.C21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2]-[.C21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3]-[.C21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4]-[.C21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5]-[.C21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6]-[.C21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7]-[.C21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8]-[.C21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9]-[.C21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0]-[.C22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1]-[.C22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2]-[.C22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3]-[.C22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4]-[.C22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5]-[.C22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6]-[.C22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7]-[.C22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8]-[.C22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9]-[.C22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0]-[.C23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1]-[.C23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2]-[.C23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3]-[.C23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4]-[.C23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5]-[.C23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6]-[.C23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7]-[.C23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8]-[.C23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9]-[.C23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40]-[.C24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209:.B24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209:.C240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243]-[.C244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10483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º Semana" table:style-name="ta5">
        <table:table-column table:style-name="co1" table:default-cell-style-name="ce28"/>
        <table:table-column table:style-name="co2" table:number-columns-repeated="2" table:default-cell-style-name="ce28"/>
        <table:table-column table:style-name="co11" table:default-cell-style-name="ce28"/>
        <table:table-column table:style-name="co4" table:default-cell-style-name="ce28"/>
        <table:table-column table:style-name="co2" table:default-cell-style-name="ce28"/>
        <table:table-column table:style-name="co5" table:default-cell-style-name="ce28"/>
        <table:table-column table:style-name="co6" table:default-cell-style-name="ce12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2" table:number-columns-repeated="16372" table:default-cell-style-name="ce28"/>
        <table:table-row table:style-name="ro1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30/01/2023 – Chaveiro Água Verde</text:p>
          </table:table-cell>
          <table:covered-table-cell table:number-columns-repeated="5" table:style-name="ce7"/>
          <table:covered-table-cell table:style-name="ce13"/>
          <table:table-cell/>
          <table:table-cell table:style-name="ce5" office:value-type="string" calcext:value-type="string" table:number-columns-spanned="3" table:number-rows-spanned="1">
            <text:p>TOTAIS DA SEMANA</text:p>
          </table:table-cell>
          <table:covered-table-cell table:number-columns-repeated="2" table:style-name="ce5"/>
          <table:table-cell table:number-columns-repeated="16372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/>
          <table:table-cell table:style-name="ce5" office:value-type="string" calcext:value-type="string">
            <text:p>VALOR BRUTO</text:p>
          </table:table-cell>
          <table:table-cell table:style-name="ce5" office:value-type="string" calcext:value-type="string">
            <text:p>VALOR DESPESAS</text:p>
          </table:table-cell>
          <table:table-cell table:style-name="ce5" office:value-type="string" calcext:value-type="string">
            <text:p>VALOR LÍQUIDO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]-[.C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/>
          <table:table-cell table:style-name="ce40" table:formula="of:=SUM([.C38]+[.C79]+[.C120]+[.C161]+[.C202]+[.C243])" office:value-type="currency" office:currency="BRL" office:value="0" calcext:value-type="currency">
            <text:p>R$ 0,00</text:p>
          </table:table-cell>
          <table:table-cell table:style-name="ce40" table:formula="of:=SUM([.C39]+[.C80]+[.C121]+[.C162]+[.C203]+[.C244])" office:value-type="currency" office:currency="BRL" office:value="0" calcext:value-type="currency">
            <text:p>R$ 0,00</text:p>
          </table:table-cell>
          <table:table-cell table:style-name="ce40" table:formula="of:=SUM([.C40]+[.C81]+[.C122]+[.C163]+[.C204]+[.C245])" office:value-type="currency" office:currency="BRL" office:value="0" calcext:value-type="currency">
            <text:p>R$ 0,00</text:p>
          </table:table-cell>
          <table:table-cell table:number-columns-repeated="16372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]-[.C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]-[.C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]-[.C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]-[.C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]-[.C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]-[.C1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]-[.C1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2]-[.C1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]-[.C1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]-[.C1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]-[.C1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6]-[.C1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]-[.C1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]-[.C1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]-[.C1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0]-[.C2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]-[.C2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]-[.C2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]-[.C2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4]-[.C2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5]-[.C2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6]-[.C2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7]-[.C2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8]-[.C2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9]-[.C2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0]-[.C3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1]-[.C3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2]-[.C3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3]-[.C3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4]-[.C3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35]-[.C3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4:.B35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4:.C35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38]-[.C3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31/01/2023 – Chaveiro Água Verde</text:p>
          </table:table-cell>
          <table:covered-table-cell table:number-columns-repeated="5" table:style-name="ce7"/>
          <table:covered-table-cell table:style-name="ce13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5]-[.C4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6]-[.C4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7]-[.C4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8]-[.C4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49]-[.C4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0]-[.C5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1]-[.C5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2]-[.C5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3]-[.C5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4]-[.C5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5]-[.C5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6]-[.C5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7]-[.C5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8]-[.C5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59]-[.C5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0]-[.C6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1]-[.C6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2]-[.C6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3]-[.C6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4]-[.C6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5]-[.C6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6]-[.C6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7]-[.C6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8]-[.C6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69]-[.C6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0]-[.C7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1]-[.C7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2]-[.C7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3]-[.C7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4]-[.C7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5]-[.C7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76]-[.C7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45:.B76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45:.C76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79]-[.C8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25/01/2023 – Chaveiro Água Verde</text:p>
          </table:table-cell>
          <table:covered-table-cell table:number-columns-repeated="5" table:style-name="ce7"/>
          <table:covered-table-cell table:style-name="ce13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6]-[.C8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7]-[.C8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8]-[.C8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89]-[.C8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0]-[.C9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1]-[.C9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2]-[.C9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3]-[.C9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4]-[.C9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5]-[.C9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6]-[.C9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7]-[.C9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8]-[.C9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99]-[.C9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0]-[.C10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1]-[.C10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2]-[.C10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3]-[.C10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4]-[.C10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5]-[.C10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6]-[.C10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7]-[.C10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8]-[.C10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09]-[.C10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0]-[.C11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1]-[.C11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2]-[.C11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3]-[.C11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4]-[.C11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5]-[.C11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6]-[.C11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17]-[.C11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86:.B117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86:.C117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120]-[.C121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26/01/2023 – Chaveiro Água Verde</text:p>
          </table:table-cell>
          <table:covered-table-cell table:number-columns-repeated="5" table:style-name="ce7"/>
          <table:covered-table-cell table:style-name="ce13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27]-[.C12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28]-[.C12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29]-[.C12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0]-[.C13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1]-[.C13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2]-[.C13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3]-[.C13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4]-[.C13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5]-[.C13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6]-[.C13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7]-[.C13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8]-[.C13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39]-[.C13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0]-[.C14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1]-[.C14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2]-[.C14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3]-[.C14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4]-[.C14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5]-[.C14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6]-[.C14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7]-[.C14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8]-[.C14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49]-[.C14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0]-[.C15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1]-[.C15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2]-[.C15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3]-[.C15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4]-[.C15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5]-[.C15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6]-[.C15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7]-[.C15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58]-[.C15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127:.B158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127:.C158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161]-[.C162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27/01/2023 – Chaveiro Água Verde</text:p>
          </table:table-cell>
          <table:covered-table-cell table:number-columns-repeated="5" table:style-name="ce7"/>
          <table:covered-table-cell table:style-name="ce13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68]-[.C16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69]-[.C16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0]-[.C17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1]-[.C17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2]-[.C17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3]-[.C17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4]-[.C17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5]-[.C17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6]-[.C17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7]-[.C17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8]-[.C17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79]-[.C17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0]-[.C18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1]-[.C18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2]-[.C18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3]-[.C18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4]-[.C18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5]-[.C18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6]-[.C18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7]-[.C18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8]-[.C18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89]-[.C18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0]-[.C19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1]-[.C19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2]-[.C19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3]-[.C19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4]-[.C19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5]-[.C19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6]-[.C19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7]-[.C19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8]-[.C19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199]-[.C19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168:.B199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168:.C199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202]-[.C203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29" office:value-type="string" calcext:value-type="string" table:number-columns-spanned="7" table:number-rows-spanned="1">
            <text:p>Data – 28/01/2023 – Chaveiro Água Verde</text:p>
          </table:table-cell>
          <table:covered-table-cell table:number-columns-repeated="5" table:style-name="ce7"/>
          <table:covered-table-cell table:style-name="ce13"/>
          <table:table-cell table:number-columns-repeated="16376"/>
        </table:table-row>
        <table:table-row table:style-name="ro1">
          <table:table-cell/>
          <table:table-cell table:style-name="ce30" office:value-type="string" calcext:value-type="string">
            <text:p>Valor Bruto</text:p>
          </table:table-cell>
          <table:table-cell table:style-name="ce30" office:value-type="string" calcext:value-type="string">
            <text:p>Despesa</text:p>
          </table:table-cell>
          <table:table-cell table:style-name="ce30" office:value-type="string" calcext:value-type="string">
            <text:p>Nº/Key/Marca</text:p>
          </table:table-cell>
          <table:table-cell table:style-name="ce30" office:value-type="string" calcext:value-type="string">
            <text:p>Serviço</text:p>
          </table:table-cell>
          <table:table-cell table:style-name="ce30" office:value-type="string" calcext:value-type="string">
            <text:p>Qtd Keys</text:p>
          </table:table-cell>
          <table:table-cell table:style-name="ce30" office:value-type="string" calcext:value-type="string">
            <text:p>Valor líquido</text:p>
          </table:table-cell>
          <table:table-cell table:style-name="ce30" office:value-type="string" calcext:value-type="string">
            <text:p>Ext / Interno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09]-[.C20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0]-[.C21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1]-[.C21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2]-[.C21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3]-[.C21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4]-[.C21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5]-[.C21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6]-[.C21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7]-[.C21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8]-[.C21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19]-[.C21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0]-[.C22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1]-[.C22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2]-[.C22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3]-[.C22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4]-[.C22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5]-[.C22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6]-[.C22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7]-[.C22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8]-[.C22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29]-[.C22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0]-[.C23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1]-[.C231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2]-[.C232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3]-[.C233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4]-[.C234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5]-[.C235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6]-[.C236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7]-[.C237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8]-[.C238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39]-[.C239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/>
          <table:table-cell table:number-columns-repeated="2" table:style-name="ce31" office:value-type="currency" office:currency="BRL" office:value="0" calcext:value-type="currency">
            <text:p>R$ 0,00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31" table:formula="of:=SUM([.B240]-[.C240])" office:value-type="currency" office:currency="BRL" office:value="0" calcext:value-type="currency">
            <text:p>R$ 0,00</text:p>
          </table:table-cell>
          <table:table-cell table:style-name="ce37" office:value-type="string" calcext:value-type="string">
            <text:p>-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alores TOTAIS</text:p>
          </table:table-cell>
          <table:covered-table-cell table:style-name="ce35"/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Bruto</text:p>
          </table:table-cell>
          <table:table-cell table:style-name="ce36" table:formula="of:=SUM([.B209:.B240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>
          <table:table-cell/>
          <table:table-cell table:style-name="ce33" office:value-type="string" calcext:value-type="string">
            <text:p>Despesas</text:p>
          </table:table-cell>
          <table:table-cell table:style-name="ce36" table:formula="of:=SUM([.C209:.C240])" office:value-type="currency" office:currency="BRL" office:value="0" calcext:value-type="currency">
            <text:p>R$ 0,00</text:p>
          </table:table-cell>
          <table:table-cell/>
          <table:table-cell table:style-name="ce38"/>
          <table:table-cell table:number-columns-repeated="16379"/>
        </table:table-row>
        <table:table-row table:style-name="ro1">
          <table:table-cell/>
          <table:table-cell table:style-name="ce33" office:value-type="string" calcext:value-type="string">
            <text:p>Líquido</text:p>
          </table:table-cell>
          <table:table-cell table:style-name="ce36" table:formula="of:=SUM([.C243]-[.C244])" office:value-type="currency" office:currency="BRL" office:value="0" calcext:value-type="currency">
            <text:p>R$ 0,00</text:p>
          </table:table-cell>
          <table:table-cell table:number-columns-repeated="16381"/>
        </table:table-row>
        <table:table-row table:style-name="ro1" table:number-rows-repeated="10483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ABELA FINAL" table:style-name="ta6">
        <table:table-column table:style-name="co13" table:default-cell-style-name="Default"/>
        <table:table-column table:style-name="co2" table:default-cell-style-name="ce15"/>
        <table:table-column table:style-name="co14" table:default-cell-style-name="ce15"/>
        <table:table-column table:style-name="co2" table:number-columns-repeated="4" table:default-cell-style-name="ce15"/>
        <table:table-column table:style-name="co15" table:default-cell-style-name="ce15"/>
        <table:table-column table:style-name="co2" table:number-columns-repeated="2" table:default-cell-style-name="ce15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/>
          <table:table-cell table:style-name="Default" table:number-columns-repeated="9"/>
          <table:table-cell table:number-columns-repeated="6"/>
        </table:table-row>
        <table:table-row table:style-name="ro1">
          <table:table-cell/>
          <table:table-cell table:style-name="ce14" office:value-type="string" calcext:value-type="string">
            <text:p>MERCADO</text:p>
          </table:table-cell>
          <table:table-cell table:style-name="ce14" office:value-type="string" calcext:value-type="string">
            <text:p>FORNECEDOR</text:p>
          </table:table-cell>
          <table:table-cell table:style-name="ce14" office:value-type="string" calcext:value-type="string">
            <text:p>FARMÁCIA</text:p>
          </table:table-cell>
          <table:table-cell table:style-name="ce14" office:value-type="string" calcext:value-type="string">
            <text:p>PARCELAS</text:p>
          </table:table-cell>
          <table:table-cell table:style-name="ce14" office:value-type="string" calcext:value-type="string">
            <text:p>ALUGUEL</text:p>
          </table:table-cell>
          <table:table-cell table:style-name="ce14" office:value-type="string" calcext:value-type="string">
            <text:p>MECÂNICA</text:p>
          </table:table-cell>
          <table:table-cell table:style-name="ce14" office:value-type="string" calcext:value-type="string">
            <text:p>COMBUSTÍVEL</text:p>
          </table:table-cell>
          <table:table-cell table:style-name="ce14" office:value-type="string" calcext:value-type="string">
            <text:p>LANCHES</text:p>
          </table:table-cell>
          <table:table-cell table:style-name="ce14" office:value-type="string" calcext:value-type="string">
            <text:p>OUTROS</text:p>
          </table:table-cell>
          <table:table-cell/>
          <table:table-cell table:style-name="ce16" office:value-type="string" calcext:value-type="string">
            <text:p>VALOR BRUTO</text:p>
          </table:table-cell>
          <table:table-cell table:style-name="ce16" office:value-type="string" calcext:value-type="string">
            <text:p>VALOR LÍQUIDO</text:p>
          </table:table-cell>
          <table:table-cell table:style-name="ce16" office:value-type="string" calcext:value-type="string">
            <text:p>DESPESAS</text:p>
          </table:table-cell>
          <table:table-cell/>
          <table:table-cell table:style-name="ce14" office:value-type="string" calcext:value-type="string">
            <text:p>FINAL</text:p>
          </table:table-cell>
        </table:table-row>
        <table:table-row table:style-name="ro1">
          <table:table-cell/>
          <table:table-cell office:value-type="currency" office:currency="BRL" office:value="60" calcext:value-type="currency">
            <text:p>R$ 60,00</text:p>
          </table:table-cell>
          <table:table-cell office:value-type="currency" office:currency="BRL" office:value="214" calcext:value-type="currency">
            <text:p>R$ 214,00</text:p>
          </table:table-cell>
          <table:table-cell office:value-type="currency" office:currency="BRL" office:value="46.99" calcext:value-type="currency">
            <text:p>R$ 46,99</text:p>
          </table:table-cell>
          <table:table-cell office:value-type="currency" office:currency="BRL" office:value="86.5" calcext:value-type="currency">
            <text:p>R$ 86,50</text:p>
          </table:table-cell>
          <table:table-cell office:value-type="currency" office:currency="BRL" office:value="0" calcext:value-type="currency">
            <text:p>R$ 0,00</text:p>
          </table:table-cell>
          <table:table-cell table:number-columns-repeated="2" office:value-type="currency" office:currency="BRL" office:value="50" calcext:value-type="currency">
            <text:p>R$ 50,00</text:p>
          </table:table-cell>
          <table:table-cell office:value-type="currency" office:currency="BRL" office:value="77" calcext:value-type="currency">
            <text:p>R$ 77,00</text:p>
          </table:table-cell>
          <table:table-cell office:value-type="currency" office:currency="BRL" office:value="28" calcext:value-type="currency">
            <text:p>R$ 28,00</text:p>
          </table:table-cell>
          <table:table-cell/>
          <table:table-cell table:style-name="ce15" table:formula="of:=SUM([$'1º Semana'.J4];[$'2º Semana'.J4];[$'3º Semana'.J4];[$'4º Semana'.J4];[$'5º Semana'.J4])" office:value-type="currency" office:currency="BRL" office:value="6782" calcext:value-type="currency">
            <text:p>R$ 6.782,00</text:p>
          </table:table-cell>
          <table:table-cell table:style-name="ce15" table:formula="of:=SUM([$'1º Semana'.L4];[$'2º Semana'.L4];[$'4º Semana'.L4];[$'3º Semana'.L4];[$'5º Semana'.L4])" office:value-type="currency" office:currency="BRL" office:value="5674.37" calcext:value-type="currency">
            <text:p>R$ 5.674,37</text:p>
          </table:table-cell>
          <table:table-cell table:style-name="ce15" table:formula="of:=SUM([.B3:.J25])" office:value-type="currency" office:currency="BRL" office:value="3041.73" calcext:value-type="currency">
            <text:p>R$ 3.041,73</text:p>
          </table:table-cell>
          <table:table-cell/>
          <table:table-cell table:style-name="ce15" table:formula="of:=SUM([.M3]-[.N3])" office:value-type="currency" office:currency="BRL" office:value="2632.64" calcext:value-type="currency">
            <text:p>R$ 2.632,64</text:p>
          </table:table-cell>
        </table:table-row>
        <table:table-row table:style-name="ro1">
          <table:table-cell/>
          <table:table-cell office:value-type="currency" office:currency="BRL" office:value="37.95" calcext:value-type="currency">
            <text:p>R$ 37,95</text:p>
          </table:table-cell>
          <table:table-cell office:value-type="currency" office:currency="BRL" office:value="97" calcext:value-type="currency">
            <text:p>R$ 97,0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65.6" calcext:value-type="currency">
            <text:p>R$ 65,60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50" calcext:value-type="currency">
            <text:p>R$ 50,00</text:p>
          </table:table-cell>
          <table:table-cell office:value-type="currency" office:currency="BRL" office:value="26.5" calcext:value-type="currency">
            <text:p>R$ 26,50</text:p>
          </table:table-cell>
          <table:table-cell office:value-type="currency" office:currency="BRL" office:value="22" calcext:value-type="currency">
            <text:p>R$ 22,00</text:p>
          </table:table-cell>
          <table:table-cell table:number-columns-repeated="6"/>
        </table:table-row>
        <table:table-row table:style-name="ro1">
          <table:table-cell/>
          <table:table-cell office:value-type="currency" office:currency="BRL" office:value="32" calcext:value-type="currency">
            <text:p>R$ 32,00</text:p>
          </table:table-cell>
          <table:table-cell office:value-type="currency" office:currency="BRL" office:value="173" calcext:value-type="currency">
            <text:p>R$ 173,0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36.44" calcext:value-type="currency">
            <text:p>R$ 36,44</text:p>
          </table:table-cell>
          <table:table-cell table:number-columns-repeated="2" office:value-type="currency" office:currency="BRL" office:value="0" calcext:value-type="currency">
            <text:p>R$ 0,00</text:p>
          </table:table-cell>
          <table:table-cell office:value-type="currency" office:currency="BRL" office:value="50" calcext:value-type="currency">
            <text:p>R$ 50,0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23.9" calcext:value-type="currency">
            <text:p>R$ 23,90</text:p>
          </table:table-cell>
          <table:table-cell table:number-columns-repeated="6"/>
        </table:table-row>
        <table:table-row table:style-name="ro1">
          <table:table-cell/>
          <table:table-cell office:value-type="currency" office:currency="BRL" office:value="63.89" calcext:value-type="currency">
            <text:p>R$ 63,89</text:p>
          </table:table-cell>
          <table:table-cell table:formula="of:=SUM(150+146)" office:value-type="currency" office:currency="BRL" office:value="296" calcext:value-type="currency">
            <text:p>R$ 296,0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59.95" calcext:value-type="currency">
            <text:p>R$ 59,95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office:value-type="currency" office:currency="BRL" office:value="46.89" calcext:value-type="currency">
            <text:p>R$ 46,89</text:p>
          </table:table-cell>
          <table:table-cell office:value-type="currency" office:currency="BRL" office:value="408" calcext:value-type="currency">
            <text:p>R$ 408,00</text:p>
          </table:table-cell>
          <table:table-cell office:value-type="currency" office:currency="BRL" office:value="0" calcext:value-type="currency">
            <text:p>R$ 0,00</text:p>
          </table:table-cell>
          <table:table-cell office:value-type="currency" office:currency="BRL" office:value="864.13" calcext:value-type="currency">
            <text:p>R$ 864,13</text:p>
          </table:table-cell>
          <table:table-cell table:number-columns-repeated="5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office:value-type="currency" office:currency="BRL" office:value="75.99" calcext:value-type="currency">
            <text:p>R$ 75,99</text:p>
          </table:table-cell>
          <table:table-cell table:number-columns-repeated="8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  <table:table-row table:style-name="ro1">
          <table:table-cell/>
          <table:table-cell table:number-columns-repeated="9" office:value-type="currency" office:currency="BRL" office:value="0" calcext:value-type="currency">
            <text:p>R$ 0,0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oppins" svg:font-family="Poppins" style:font-adornments="Bold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background-color="#069a2e" style:diagonal-bl-tr="none" style:diagonal-tl-br="non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69a2e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r_20_2" style:display-name="Cor 2" style:family="table-cell" style:parent-style-name="Accent">
      <style:table-cell-properties fo:background-color="#0000cd"/>
    </style:style>
    <style:style style:name="Cor_20_3" style:display-name="Cor 3" style:family="table-cell" style:parent-style-name="Accent">
      <style:table-cell-properties fo:background-color="#8b0000"/>
    </style:style>
    <style:style style:name="Cor_20_4" style:display-name="Cor 4" style:family="table-cell" style:parent-style-name="Accent">
      <style:table-cell-properties fo:background-color="#1e90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2T12:13:13.366000000</meta:creation-date>
    <dc:date>2023-01-09T17:52:28.682000000</dc:date>
    <meta:editing-duration>P1DT22H29M41S</meta:editing-duration>
    <meta:editing-cycles>61</meta:editing-cycles>
    <meta:generator>LibreOffice/7.4.3.2$Windows_X86_64 LibreOffice_project/1048a8393ae2eeec98dff31b5c133c5f1d08b890</meta:generator>
    <meta:document-statistic meta:table-count="6" meta:cell-count="7428" meta:object-count="0"/>
  </office:meta>
</office:document-meta>
</file>